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transparent" style:repeat-content="false"/>
      <style:paragraph-properties fo:text-align="center"/>
      <style:text-properties fo:font-style="italic" style:font-style-asian="italic" style:font-style-complex="italic"/>
    </style:style>
    <style:style style:name="ce4" style:family="table-cell" style:parent-style-name="Default" style:data-style-name="N0">
      <style:table-cell-properties style:vertical-align="automatic" fo:background-color="transparent"/>
    </style:style>
    <style:style style:name="ce5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/>
    </style:style>
    <style:style style:name="ce6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7" style:family="table-cell" style:parent-style-name="Default" style:data-style-name="N0">
      <style:table-cell-properties fo:border-top="2pt solid #000000" fo:border-bottom="thin solid #000000" fo:border-left="none" fo:border-right="none"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5.37104166666667cm"/>
    </style:style>
    <style:style style:name="co3" style:family="table-column">
      <style:table-column-properties fo:break-before="auto" style:column-width="5.635625cm"/>
    </style:style>
    <style:style style:name="co4" style:family="table-column">
      <style:table-column-properties fo:break-before="auto" style:column-width="6.21770833333333cm"/>
    </style:style>
    <style:style style:name="co5" style:family="table-column">
      <style:table-column-properties fo:break-before="auto" style:column-width="3.38666666666667cm"/>
    </style:style>
    <style:style style:name="co6" style:family="table-column">
      <style:table-column-properties fo:break-before="auto" style:column-width="3.36020833333333cm"/>
    </style:style>
    <style:style style:name="co7" style:family="table-column">
      <style:table-column-properties fo:break-before="auto" style:column-width="5.05354166666667cm"/>
    </style:style>
    <style:style style:name="co8" style:family="table-column">
      <style:table-column-properties fo:break-before="auto" style:column-width="5.08cm"/>
    </style:style>
    <style:style style:name="co9" style:family="table-column">
      <style:table-column-properties fo:break-before="auto" style:column-width="6.19125cm"/>
    </style:style>
    <style:style style:name="co10" style:family="table-column">
      <style:table-column-properties fo:break-before="auto" style:column-width="3.413125cm"/>
    </style:style>
    <style:style style:name="co11" style:family="table-column">
      <style:table-column-properties fo:break-before="auto" style:column-width="5.9531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Dati_(SHA256)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1021" table:default-cell-style-name="ce2"/>
        <table:table-column table:style-name="co1" table:number-columns-repeated="15360" table:default-cell-style-name="ce1"/>
        <table:table-row table:style-name="ro1">
          <table:table-cell table:style-name="ce2"/>
          <table:table-cell office:value-type="string" table:style-name="ce2">
            <text:p>PyCryptoDome</text:p>
          </table:table-cell>
          <table:table-cell office:value-type="string" table:style-name="ce2">
            <text:p>hashlib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0.325999975204467" table:style-name="ce2">
            <text:p>0,325999975</text:p>
          </table:table-cell>
          <table:table-cell office:value-type="float" office:value="4.7999620437622001E-2" table:style-name="ce2">
            <text:p>0,04799962</text:p>
          </table:table-cell>
          <table:table-cell table:number-columns-repeated="1638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0.32399988174438399" table:style-name="ce2">
            <text:p>0,323999882</text:p>
          </table:table-cell>
          <table:table-cell office:value-type="float" office:value="4.8000097274780197E-2" table:style-name="ce2">
            <text:p>0,048000097</text:p>
          </table:table-cell>
          <table:table-cell table:number-columns-repeated="1638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0.32600045204162598" table:style-name="ce2">
            <text:p>0,326000452</text:p>
          </table:table-cell>
          <table:table-cell office:value-type="float" office:value="4.8012256622314398E-2" table:style-name="ce2">
            <text:p>0,048012257</text:p>
          </table:table-cell>
          <table:table-cell table:number-columns-repeated="1638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0.32300043106079102" table:style-name="ce2">
            <text:p>0,323000431</text:p>
          </table:table-cell>
          <table:table-cell office:value-type="float" office:value="4.6999692916870103E-2" table:style-name="ce2">
            <text:p>0,046999693</text:p>
          </table:table-cell>
          <table:table-cell table:number-columns-repeated="1638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0.32400012016296298" table:style-name="ce2">
            <text:p>0,32400012</text:p>
          </table:table-cell>
          <table:table-cell office:value-type="float" office:value="4.7000408172607401E-2" table:style-name="ce2">
            <text:p>0,047000408</text:p>
          </table:table-cell>
          <table:table-cell table:number-columns-repeated="16381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0.32299923896789501" table:style-name="ce2">
            <text:p>0,322999239</text:p>
          </table:table-cell>
          <table:table-cell office:value-type="float" office:value="4.7999858856201102E-2" table:style-name="ce2">
            <text:p>0,047999859</text:p>
          </table:table-cell>
          <table:table-cell table:number-columns-repeated="1638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0.32400131225585899" table:style-name="ce2">
            <text:p>0,324001312</text:p>
          </table:table-cell>
          <table:table-cell office:value-type="float" office:value="4.7000169754028299E-2" table:style-name="ce2">
            <text:p>0,04700017</text:p>
          </table:table-cell>
          <table:table-cell table:number-columns-repeated="1638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0.32400131225585899" table:style-name="ce2">
            <text:p>0,324001312</text:p>
          </table:table-cell>
          <table:table-cell office:value-type="float" office:value="4.7999858856201102E-2" table:style-name="ce2">
            <text:p>0,047999859</text:p>
          </table:table-cell>
          <table:table-cell table:number-columns-repeated="1638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0.32600021362304599" table:style-name="ce2">
            <text:p>0,326000214</text:p>
          </table:table-cell>
          <table:table-cell office:value-type="float" office:value="4.7000646591186503E-2" table:style-name="ce2">
            <text:p>0,047000647</text:p>
          </table:table-cell>
          <table:table-cell table:number-columns-repeated="1638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0.32400131225585899" table:style-name="ce2">
            <text:p>0,324001312</text:p>
          </table:table-cell>
          <table:table-cell office:value-type="float" office:value="4.8000812530517502E-2" table:style-name="ce2">
            <text:p>0,048000813</text:p>
          </table:table-cell>
          <table:table-cell table:number-columns-repeated="16381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0.322999477386474" table:style-name="ce2">
            <text:p>0,322999477</text:p>
          </table:table-cell>
          <table:table-cell office:value-type="float" office:value="4.7999858856201102E-2" table:style-name="ce2">
            <text:p>0,047999859</text:p>
          </table:table-cell>
          <table:table-cell table:number-columns-repeated="16381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0.32400202751159601" table:style-name="ce2">
            <text:p>0,324002028</text:p>
          </table:table-cell>
          <table:table-cell office:value-type="float" office:value="4.6998977661132799E-2" table:style-name="ce2">
            <text:p>0,046998978</text:p>
          </table:table-cell>
          <table:table-cell table:number-columns-repeated="16381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0.32300043106079102" table:style-name="ce2">
            <text:p>0,323000431</text:p>
          </table:table-cell>
          <table:table-cell office:value-type="float" office:value="4.8000335693359299E-2" table:style-name="ce2">
            <text:p>0,048000336</text:p>
          </table:table-cell>
          <table:table-cell table:number-columns-repeated="16381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0.32399988174438399" table:style-name="ce2">
            <text:p>0,323999882</text:p>
          </table:table-cell>
          <table:table-cell office:value-type="float" office:value="4.8000812530517502E-2" table:style-name="ce2">
            <text:p>0,048000813</text:p>
          </table:table-cell>
          <table:table-cell table:number-columns-repeated="1638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0.32400035858154203" table:style-name="ce2">
            <text:p>0,324000359</text:p>
          </table:table-cell>
          <table:table-cell office:value-type="float" office:value="4.6999692916870103E-2" table:style-name="ce2">
            <text:p>0,046999693</text:p>
          </table:table-cell>
          <table:table-cell table:number-columns-repeated="16381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0.32500076293945301" table:style-name="ce2">
            <text:p>0,325000763</text:p>
          </table:table-cell>
          <table:table-cell office:value-type="float" office:value="4.69992160797119E-2" table:style-name="ce2">
            <text:p>0,046999216</text:p>
          </table:table-cell>
          <table:table-cell table:number-columns-repeated="1638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0.32399940490722601" table:style-name="ce2">
            <text:p>0,323999405</text:p>
          </table:table-cell>
          <table:table-cell office:value-type="float" office:value="4.6999931335449198E-2" table:style-name="ce2">
            <text:p>0,046999931</text:p>
          </table:table-cell>
          <table:table-cell table:number-columns-repeated="1638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0.32599949836730902" table:style-name="ce2">
            <text:p>0,325999498</text:p>
          </table:table-cell>
          <table:table-cell office:value-type="float" office:value="4.6999931335449198E-2" table:style-name="ce2">
            <text:p>0,046999931</text:p>
          </table:table-cell>
          <table:table-cell table:number-columns-repeated="16381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0.323998212814331" table:style-name="ce2">
            <text:p>0,323998213</text:p>
          </table:table-cell>
          <table:table-cell office:value-type="float" office:value="4.8000097274780197E-2" table:style-name="ce2">
            <text:p>0,048000097</text:p>
          </table:table-cell>
          <table:table-cell table:number-columns-repeated="16381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0.32600021362304599" table:style-name="ce2">
            <text:p>0,326000214</text:p>
          </table:table-cell>
          <table:table-cell office:value-type="float" office:value="4.6998977661132799E-2" table:style-name="ce2">
            <text:p>0,046998978</text:p>
          </table:table-cell>
          <table:table-cell table:number-columns-repeated="16381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0.32400083541870101" table:style-name="ce2">
            <text:p>0,324000835</text:p>
          </table:table-cell>
          <table:table-cell office:value-type="float" office:value="4.7999620437622001E-2" table:style-name="ce2">
            <text:p>0,04799962</text:p>
          </table:table-cell>
          <table:table-cell table:number-columns-repeated="16381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float" office:value="0.32400012016296298" table:style-name="ce2">
            <text:p>0,32400012</text:p>
          </table:table-cell>
          <table:table-cell office:value-type="float" office:value="4.7999858856201102E-2" table:style-name="ce2">
            <text:p>0,047999859</text:p>
          </table:table-cell>
          <table:table-cell table:number-columns-repeated="16381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float" office:value="0.32399916648864702" table:style-name="ce2">
            <text:p>0,323999166</text:p>
          </table:table-cell>
          <table:table-cell office:value-type="float" office:value="4.8001289367675698E-2" table:style-name="ce2">
            <text:p>0,048001289</text:p>
          </table:table-cell>
          <table:table-cell table:number-columns-repeated="16381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float" office:value="0.32299971580505299" table:style-name="ce2">
            <text:p>0,322999716</text:p>
          </table:table-cell>
          <table:table-cell office:value-type="float" office:value="4.7999858856201102E-2" table:style-name="ce2">
            <text:p>0,047999859</text:p>
          </table:table-cell>
          <table:table-cell table:number-columns-repeated="16381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0.32400083541870101" table:style-name="ce2">
            <text:p>0,324000835</text:p>
          </table:table-cell>
          <table:table-cell office:value-type="float" office:value="4.6998739242553697E-2" table:style-name="ce2">
            <text:p>0,046998739</text:p>
          </table:table-cell>
          <table:table-cell table:number-columns-repeated="16381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float" office:value="0.322999477386474" table:style-name="ce2">
            <text:p>0,322999477</text:p>
          </table:table-cell>
          <table:table-cell office:value-type="float" office:value="4.7999858856201102E-2" table:style-name="ce2">
            <text:p>0,047999859</text:p>
          </table:table-cell>
          <table:table-cell table:number-columns-repeated="16381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float" office:value="0.323000907897949" table:style-name="ce2">
            <text:p>0,323000908</text:p>
          </table:table-cell>
          <table:table-cell office:value-type="float" office:value="4.79984283447265E-2" table:style-name="ce2">
            <text:p>0,047998428</text:p>
          </table:table-cell>
          <table:table-cell table:number-columns-repeated="16381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float" office:value="0.32600069046020502" table:style-name="ce2">
            <text:p>0,32600069</text:p>
          </table:table-cell>
          <table:table-cell office:value-type="float" office:value="4.7999143600463798E-2" table:style-name="ce2">
            <text:p>0,047999144</text:p>
          </table:table-cell>
          <table:table-cell table:number-columns-repeated="16381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float" office:value="0.32600140571594199" table:style-name="ce2">
            <text:p>0,326001406</text:p>
          </table:table-cell>
          <table:table-cell office:value-type="float" office:value="4.8000097274780197E-2" table:style-name="ce2">
            <text:p>0,048000097</text:p>
          </table:table-cell>
          <table:table-cell table:number-columns-repeated="16381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0.324998378753662" table:style-name="ce2">
            <text:p>0,324998379</text:p>
          </table:table-cell>
          <table:table-cell office:value-type="float" office:value="4.6999692916870103E-2" table:style-name="ce2">
            <text:p>0,046999693</text:p>
          </table:table-cell>
          <table:table-cell table:number-columns-repeated="16381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float" office:value="0.32299852371215798" table:style-name="ce2">
            <text:p>0,322998524</text:p>
          </table:table-cell>
          <table:table-cell office:value-type="float" office:value="4.7999858856201102E-2" table:style-name="ce2">
            <text:p>0,047999859</text:p>
          </table:table-cell>
          <table:table-cell table:number-columns-repeated="16381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float" office:value="0.323999643325805" table:style-name="ce2">
            <text:p>0,323999643</text:p>
          </table:table-cell>
          <table:table-cell office:value-type="float" office:value="4.7000408172607401E-2" table:style-name="ce2">
            <text:p>0,047000408</text:p>
          </table:table-cell>
          <table:table-cell table:number-columns-repeated="16381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float" office:value="0.32400107383728" table:style-name="ce2">
            <text:p>0,324001074</text:p>
          </table:table-cell>
          <table:table-cell office:value-type="float" office:value="4.6998739242553697E-2" table:style-name="ce2">
            <text:p>0,046998739</text:p>
          </table:table-cell>
          <table:table-cell table:number-columns-repeated="16381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float" office:value="0.32400250434875399" table:style-name="ce2">
            <text:p>0,324002504</text:p>
          </table:table-cell>
          <table:table-cell office:value-type="float" office:value="4.7997474670410101E-2" table:style-name="ce2">
            <text:p>0,047997475</text:p>
          </table:table-cell>
          <table:table-cell table:number-columns-repeated="16381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0.32399988174438399" table:style-name="ce2">
            <text:p>0,323999882</text:p>
          </table:table-cell>
          <table:table-cell office:value-type="float" office:value="4.8000097274780197E-2" table:style-name="ce2">
            <text:p>0,048000097</text:p>
          </table:table-cell>
          <table:table-cell table:number-columns-repeated="16381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float" office:value="0.32499957084655701" table:style-name="ce2">
            <text:p>0,324999571</text:p>
          </table:table-cell>
          <table:table-cell office:value-type="float" office:value="4.6998977661132799E-2" table:style-name="ce2">
            <text:p>0,046998978</text:p>
          </table:table-cell>
          <table:table-cell table:number-columns-repeated="16381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float" office:value="0.326988935470581" table:style-name="ce2">
            <text:p>0,326988935</text:p>
          </table:table-cell>
          <table:table-cell office:value-type="float" office:value="4.7011137008666902E-2" table:style-name="ce2">
            <text:p>0,047011137</text:p>
          </table:table-cell>
          <table:table-cell table:number-columns-repeated="16381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float" office:value="0.32498788833618097" table:style-name="ce2">
            <text:p>0,324987888</text:p>
          </table:table-cell>
          <table:table-cell office:value-type="float" office:value="4.7999382019042899E-2" table:style-name="ce2">
            <text:p>0,047999382</text:p>
          </table:table-cell>
          <table:table-cell table:number-columns-repeated="16381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float" office:value="0.325999975204467" table:style-name="ce2">
            <text:p>0,325999975</text:p>
          </table:table-cell>
          <table:table-cell office:value-type="float" office:value="4.8000097274780197E-2" table:style-name="ce2">
            <text:p>0,048000097</text:p>
          </table:table-cell>
          <table:table-cell table:number-columns-repeated="16381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0.32700085639953602" table:style-name="ce2">
            <text:p>0,327000856</text:p>
          </table:table-cell>
          <table:table-cell office:value-type="float" office:value="4.7999382019042899E-2" table:style-name="ce2">
            <text:p>0,047999382</text:p>
          </table:table-cell>
          <table:table-cell table:number-columns-repeated="16381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float" office:value="0.32401466369628901" table:style-name="ce2">
            <text:p>0,324014664</text:p>
          </table:table-cell>
          <table:table-cell office:value-type="float" office:value="4.69970703125E-2" table:style-name="ce2">
            <text:p>0,04699707</text:p>
          </table:table-cell>
          <table:table-cell table:number-columns-repeated="16381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float" office:value="0.32300114631652799" table:style-name="ce2">
            <text:p>0,323001146</text:p>
          </table:table-cell>
          <table:table-cell office:value-type="float" office:value="4.7999620437622001E-2" table:style-name="ce2">
            <text:p>0,04799962</text:p>
          </table:table-cell>
          <table:table-cell table:number-columns-repeated="16381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float" office:value="0.32399988174438399" table:style-name="ce2">
            <text:p>0,323999882</text:p>
          </table:table-cell>
          <table:table-cell office:value-type="float" office:value="4.8000097274780197E-2" table:style-name="ce2">
            <text:p>0,048000097</text:p>
          </table:table-cell>
          <table:table-cell table:number-columns-repeated="16381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float" office:value="0.32299971580505299" table:style-name="ce2">
            <text:p>0,322999716</text:p>
          </table:table-cell>
          <table:table-cell office:value-type="float" office:value="4.8000097274780197E-2" table:style-name="ce2">
            <text:p>0,048000097</text:p>
          </table:table-cell>
          <table:table-cell table:number-columns-repeated="1638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0.32400012016296298" table:style-name="ce2">
            <text:p>0,32400012</text:p>
          </table:table-cell>
          <table:table-cell office:value-type="float" office:value="4.6999692916870103E-2" table:style-name="ce2">
            <text:p>0,046999693</text:p>
          </table:table-cell>
          <table:table-cell table:number-columns-repeated="16381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float" office:value="0.32498836517333901" table:style-name="ce2">
            <text:p>0,324988365</text:p>
          </table:table-cell>
          <table:table-cell office:value-type="float" office:value="4.6999931335449198E-2" table:style-name="ce2">
            <text:p>0,046999931</text:p>
          </table:table-cell>
          <table:table-cell table:number-columns-repeated="16381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float" office:value="0.32301163673400801" table:style-name="ce2">
            <text:p>0,323011637</text:p>
          </table:table-cell>
          <table:table-cell office:value-type="float" office:value="4.8000097274780197E-2" table:style-name="ce2">
            <text:p>0,048000097</text:p>
          </table:table-cell>
          <table:table-cell table:number-columns-repeated="16381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float" office:value="0.32499957084655701" table:style-name="ce2">
            <text:p>0,324999571</text:p>
          </table:table-cell>
          <table:table-cell office:value-type="float" office:value="4.7999620437622001E-2" table:style-name="ce2">
            <text:p>0,04799962</text:p>
          </table:table-cell>
          <table:table-cell table:number-columns-repeated="16381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float" office:value="0.32400012016296298" table:style-name="ce2">
            <text:p>0,32400012</text:p>
          </table:table-cell>
          <table:table-cell office:value-type="float" office:value="4.8000097274780197E-2" table:style-name="ce2">
            <text:p>0,048000097</text:p>
          </table:table-cell>
          <table:table-cell table:number-columns-repeated="16381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0.32399988174438399" table:style-name="ce2">
            <text:p>0,323999882</text:p>
          </table:table-cell>
          <table:table-cell office:value-type="float" office:value="4.8000335693359299E-2" table:style-name="ce2">
            <text:p>0,048000336</text:p>
          </table:table-cell>
          <table:table-cell table:number-columns-repeated="16381"/>
        </table:table-row>
        <table:table-row table:style-name="ro1">
          <table:table-cell office:value-type="float" office:value="51" table:style-name="ce2">
            <text:p>51</text:p>
          </table:table-cell>
          <table:table-cell office:value-type="float" office:value="0.326001167297363" table:style-name="ce2">
            <text:p>0,326001167</text:p>
          </table:table-cell>
          <table:table-cell office:value-type="float" office:value="4.6999931335449198E-2" table:style-name="ce2">
            <text:p>0,046999931</text:p>
          </table:table-cell>
          <table:table-cell table:number-columns-repeated="16381"/>
        </table:table-row>
        <table:table-row table:style-name="ro1">
          <table:table-cell office:value-type="float" office:value="52" table:style-name="ce2">
            <text:p>52</text:p>
          </table:table-cell>
          <table:table-cell office:value-type="float" office:value="0.32400012016296298" table:style-name="ce2">
            <text:p>0,32400012</text:p>
          </table:table-cell>
          <table:table-cell office:value-type="float" office:value="4.6999931335449198E-2" table:style-name="ce2">
            <text:p>0,046999931</text:p>
          </table:table-cell>
          <table:table-cell table:number-columns-repeated="16381"/>
        </table:table-row>
        <table:table-row table:style-name="ro1">
          <table:table-cell office:value-type="float" office:value="53" table:style-name="ce2">
            <text:p>53</text:p>
          </table:table-cell>
          <table:table-cell office:value-type="float" office:value="0.32299971580505299" table:style-name="ce2">
            <text:p>0,322999716</text:p>
          </table:table-cell>
          <table:table-cell office:value-type="float" office:value="4.8000097274780197E-2" table:style-name="ce2">
            <text:p>0,048000097</text:p>
          </table:table-cell>
          <table:table-cell table:number-columns-repeated="16381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float" office:value="0.32400012016296298" table:style-name="ce2">
            <text:p>0,32400012</text:p>
          </table:table-cell>
          <table:table-cell office:value-type="float" office:value="4.7999858856201102E-2" table:style-name="ce2">
            <text:p>0,047999859</text:p>
          </table:table-cell>
          <table:table-cell table:number-columns-repeated="16381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float" office:value="0.32399916648864702" table:style-name="ce2">
            <text:p>0,323999166</text:p>
          </table:table-cell>
          <table:table-cell office:value-type="float" office:value="4.8000335693359299E-2" table:style-name="ce2">
            <text:p>0,048000336</text:p>
          </table:table-cell>
          <table:table-cell table:number-columns-repeated="16381"/>
        </table:table-row>
        <table:table-row table:style-name="ro1">
          <table:table-cell office:value-type="float" office:value="56" table:style-name="ce2">
            <text:p>56</text:p>
          </table:table-cell>
          <table:table-cell office:value-type="float" office:value="0.32499885559081998" table:style-name="ce2">
            <text:p>0,324998856</text:p>
          </table:table-cell>
          <table:table-cell office:value-type="float" office:value="4.7001838684081997E-2" table:style-name="ce2">
            <text:p>0,047001839</text:p>
          </table:table-cell>
          <table:table-cell table:number-columns-repeated="16381"/>
        </table:table-row>
        <table:table-row table:style-name="ro1">
          <table:table-cell office:value-type="float" office:value="57" table:style-name="ce2">
            <text:p>57</text:p>
          </table:table-cell>
          <table:table-cell office:value-type="float" office:value="0.32498741149902299" table:style-name="ce2">
            <text:p>0,324987411</text:p>
          </table:table-cell>
          <table:table-cell office:value-type="float" office:value="4.8002958297729402E-2" table:style-name="ce2">
            <text:p>0,048002958</text:p>
          </table:table-cell>
          <table:table-cell table:number-columns-repeated="16381"/>
        </table:table-row>
        <table:table-row table:style-name="ro1">
          <table:table-cell office:value-type="float" office:value="58" table:style-name="ce2">
            <text:p>58</text:p>
          </table:table-cell>
          <table:table-cell office:value-type="float" office:value="0.32799983024597101" table:style-name="ce2">
            <text:p>0,32799983</text:p>
          </table:table-cell>
          <table:table-cell office:value-type="float" office:value="4.7999620437622001E-2" table:style-name="ce2">
            <text:p>0,04799962</text:p>
          </table:table-cell>
          <table:table-cell table:number-columns-repeated="16381"/>
        </table:table-row>
        <table:table-row table:style-name="ro1">
          <table:table-cell office:value-type="float" office:value="59" table:style-name="ce2">
            <text:p>59</text:p>
          </table:table-cell>
          <table:table-cell office:value-type="float" office:value="0.32700037956237699" table:style-name="ce2">
            <text:p>0,32700038</text:p>
          </table:table-cell>
          <table:table-cell office:value-type="float" office:value="4.6998262405395501E-2" table:style-name="ce2">
            <text:p>0,046998262</text:p>
          </table:table-cell>
          <table:table-cell table:number-columns-repeated="16381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float" office:value="0.325001239776611" table:style-name="ce2">
            <text:p>0,32500124</text:p>
          </table:table-cell>
          <table:table-cell office:value-type="float" office:value="4.80015277862548E-2" table:style-name="ce2">
            <text:p>0,048001528</text:p>
          </table:table-cell>
          <table:table-cell table:number-columns-repeated="16381"/>
        </table:table-row>
        <table:table-row table:style-name="ro1">
          <table:table-cell office:value-type="float" office:value="61" table:style-name="ce2">
            <text:p>61</text:p>
          </table:table-cell>
          <table:table-cell office:value-type="float" office:value="0.32599949836730902" table:style-name="ce2">
            <text:p>0,325999498</text:p>
          </table:table-cell>
          <table:table-cell office:value-type="float" office:value="4.8000097274780197E-2" table:style-name="ce2">
            <text:p>0,048000097</text:p>
          </table:table-cell>
          <table:table-cell table:number-columns-repeated="16381"/>
        </table:table-row>
        <table:table-row table:style-name="ro1">
          <table:table-cell office:value-type="float" office:value="62" table:style-name="ce2">
            <text:p>62</text:p>
          </table:table-cell>
          <table:table-cell office:value-type="float" office:value="0.32599949836730902" table:style-name="ce2">
            <text:p>0,325999498</text:p>
          </table:table-cell>
          <table:table-cell office:value-type="float" office:value="4.8000335693359299E-2" table:style-name="ce2">
            <text:p>0,048000336</text:p>
          </table:table-cell>
          <table:table-cell table:number-columns-repeated="16381"/>
        </table:table-row>
        <table:table-row table:style-name="ro1">
          <table:table-cell office:value-type="float" office:value="63" table:style-name="ce2">
            <text:p>63</text:p>
          </table:table-cell>
          <table:table-cell office:value-type="float" office:value="0.32399773597717202" table:style-name="ce2">
            <text:p>0,323997736</text:p>
          </table:table-cell>
          <table:table-cell office:value-type="float" office:value="4.8000097274780197E-2" table:style-name="ce2">
            <text:p>0,048000097</text:p>
          </table:table-cell>
          <table:table-cell table:number-columns-repeated="16381"/>
        </table:table-row>
        <table:table-row table:style-name="ro1">
          <table:table-cell office:value-type="float" office:value="64" table:style-name="ce2">
            <text:p>64</text:p>
          </table:table-cell>
          <table:table-cell office:value-type="float" office:value="0.32500004768371499" table:style-name="ce2">
            <text:p>0,325000048</text:p>
          </table:table-cell>
          <table:table-cell office:value-type="float" office:value="4.6999931335449198E-2" table:style-name="ce2">
            <text:p>0,046999931</text:p>
          </table:table-cell>
          <table:table-cell table:number-columns-repeated="16381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float" office:value="0.32700061798095698" table:style-name="ce2">
            <text:p>0,327000618</text:p>
          </table:table-cell>
          <table:table-cell office:value-type="float" office:value="4.6999692916870103E-2" table:style-name="ce2">
            <text:p>0,046999693</text:p>
          </table:table-cell>
          <table:table-cell table:number-columns-repeated="16381"/>
        </table:table-row>
        <table:table-row table:style-name="ro1">
          <table:table-cell office:value-type="float" office:value="66" table:style-name="ce2">
            <text:p>66</text:p>
          </table:table-cell>
          <table:table-cell office:value-type="float" office:value="0.32600045204162598" table:style-name="ce2">
            <text:p>0,326000452</text:p>
          </table:table-cell>
          <table:table-cell office:value-type="float" office:value="4.7999858856201102E-2" table:style-name="ce2">
            <text:p>0,047999859</text:p>
          </table:table-cell>
          <table:table-cell table:number-columns-repeated="16381"/>
        </table:table-row>
        <table:table-row table:style-name="ro1">
          <table:table-cell office:value-type="float" office:value="67" table:style-name="ce2">
            <text:p>67</text:p>
          </table:table-cell>
          <table:table-cell office:value-type="float" office:value="0.32399988174438399" table:style-name="ce2">
            <text:p>0,323999882</text:p>
          </table:table-cell>
          <table:table-cell office:value-type="float" office:value="4.8000097274780197E-2" table:style-name="ce2">
            <text:p>0,048000097</text:p>
          </table:table-cell>
          <table:table-cell table:number-columns-repeated="16381"/>
        </table:table-row>
        <table:table-row table:style-name="ro1">
          <table:table-cell office:value-type="float" office:value="68" table:style-name="ce2">
            <text:p>68</text:p>
          </table:table-cell>
          <table:table-cell office:value-type="float" office:value="0.32600188255309998" table:style-name="ce2">
            <text:p>0,326001883</text:p>
          </table:table-cell>
          <table:table-cell office:value-type="float" office:value="4.7998666763305602E-2" table:style-name="ce2">
            <text:p>0,047998667</text:p>
          </table:table-cell>
          <table:table-cell table:number-columns-repeated="16381"/>
        </table:table-row>
        <table:table-row table:style-name="ro1">
          <table:table-cell office:value-type="float" office:value="69" table:style-name="ce2">
            <text:p>69</text:p>
          </table:table-cell>
          <table:table-cell office:value-type="float" office:value="0.32500076293945301" table:style-name="ce2">
            <text:p>0,325000763</text:p>
          </table:table-cell>
          <table:table-cell office:value-type="float" office:value="4.7999382019042899E-2" table:style-name="ce2">
            <text:p>0,047999382</text:p>
          </table:table-cell>
          <table:table-cell table:number-columns-repeated="16381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float" office:value="0.32599949836730902" table:style-name="ce2">
            <text:p>0,325999498</text:p>
          </table:table-cell>
          <table:table-cell office:value-type="float" office:value="4.6999454498291002E-2" table:style-name="ce2">
            <text:p>0,046999454</text:p>
          </table:table-cell>
          <table:table-cell table:number-columns-repeated="16381"/>
        </table:table-row>
        <table:table-row table:style-name="ro1">
          <table:table-cell office:value-type="float" office:value="71" table:style-name="ce2">
            <text:p>71</text:p>
          </table:table-cell>
          <table:table-cell office:value-type="float" office:value="0.32400012016296298" table:style-name="ce2">
            <text:p>0,32400012</text:p>
          </table:table-cell>
          <table:table-cell office:value-type="float" office:value="4.8000097274780197E-2" table:style-name="ce2">
            <text:p>0,048000097</text:p>
          </table:table-cell>
          <table:table-cell table:number-columns-repeated="16381"/>
        </table:table-row>
        <table:table-row table:style-name="ro1">
          <table:table-cell office:value-type="float" office:value="72" table:style-name="ce2">
            <text:p>72</text:p>
          </table:table-cell>
          <table:table-cell office:value-type="float" office:value="0.32500076293945301" table:style-name="ce2">
            <text:p>0,325000763</text:p>
          </table:table-cell>
          <table:table-cell office:value-type="float" office:value="4.6999454498291002E-2" table:style-name="ce2">
            <text:p>0,046999454</text:p>
          </table:table-cell>
          <table:table-cell table:number-columns-repeated="16381"/>
        </table:table-row>
        <table:table-row table:style-name="ro1">
          <table:table-cell office:value-type="float" office:value="73" table:style-name="ce2">
            <text:p>73</text:p>
          </table:table-cell>
          <table:table-cell office:value-type="float" office:value="0.32599973678588801" table:style-name="ce2">
            <text:p>0,325999737</text:p>
          </table:table-cell>
          <table:table-cell office:value-type="float" office:value="4.8000335693359299E-2" table:style-name="ce2">
            <text:p>0,048000336</text:p>
          </table:table-cell>
          <table:table-cell table:number-columns-repeated="16381"/>
        </table:table-row>
        <table:table-row table:style-name="ro1">
          <table:table-cell office:value-type="float" office:value="74" table:style-name="ce2">
            <text:p>74</text:p>
          </table:table-cell>
          <table:table-cell office:value-type="float" office:value="0.32600021362304599" table:style-name="ce2">
            <text:p>0,326000214</text:p>
          </table:table-cell>
          <table:table-cell office:value-type="float" office:value="4.6999454498291002E-2" table:style-name="ce2">
            <text:p>0,046999454</text:p>
          </table:table-cell>
          <table:table-cell table:number-columns-repeated="16381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float" office:value="0.325999975204467" table:style-name="ce2">
            <text:p>0,325999975</text:p>
          </table:table-cell>
          <table:table-cell office:value-type="float" office:value="4.8000097274780197E-2" table:style-name="ce2">
            <text:p>0,048000097</text:p>
          </table:table-cell>
          <table:table-cell table:number-columns-repeated="16381"/>
        </table:table-row>
        <table:table-row table:style-name="ro1">
          <table:table-cell office:value-type="float" office:value="76" table:style-name="ce2">
            <text:p>76</text:p>
          </table:table-cell>
          <table:table-cell office:value-type="float" office:value="0.32800006866455" table:style-name="ce2">
            <text:p>0,328000069</text:p>
          </table:table-cell>
          <table:table-cell office:value-type="float" office:value="4.7999858856201102E-2" table:style-name="ce2">
            <text:p>0,047999859</text:p>
          </table:table-cell>
          <table:table-cell table:number-columns-repeated="16381"/>
        </table:table-row>
        <table:table-row table:style-name="ro1">
          <table:table-cell office:value-type="float" office:value="77" table:style-name="ce2">
            <text:p>77</text:p>
          </table:table-cell>
          <table:table-cell office:value-type="float" office:value="0.34200096130370999" table:style-name="ce2">
            <text:p>0,342000961</text:p>
          </table:table-cell>
          <table:table-cell office:value-type="float" office:value="4.7999143600463798E-2" table:style-name="ce2">
            <text:p>0,047999144</text:p>
          </table:table-cell>
          <table:table-cell table:number-columns-repeated="16381"/>
        </table:table-row>
        <table:table-row table:style-name="ro1">
          <table:table-cell office:value-type="float" office:value="78" table:style-name="ce2">
            <text:p>78</text:p>
          </table:table-cell>
          <table:table-cell office:value-type="float" office:value="0.32999920845031699" table:style-name="ce2">
            <text:p>0,329999208</text:p>
          </table:table-cell>
          <table:table-cell office:value-type="float" office:value="4.6999931335449198E-2" table:style-name="ce2">
            <text:p>0,046999931</text:p>
          </table:table-cell>
          <table:table-cell table:number-columns-repeated="16381"/>
        </table:table-row>
        <table:table-row table:style-name="ro1">
          <table:table-cell office:value-type="float" office:value="79" table:style-name="ce2">
            <text:p>79</text:p>
          </table:table-cell>
          <table:table-cell office:value-type="float" office:value="0.329000234603881" table:style-name="ce2">
            <text:p>0,329000235</text:p>
          </table:table-cell>
          <table:table-cell office:value-type="float" office:value="4.7000169754028299E-2" table:style-name="ce2">
            <text:p>0,04700017</text:p>
          </table:table-cell>
          <table:table-cell table:number-columns-repeated="16381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float" office:value="0.32499861717224099" table:style-name="ce2">
            <text:p>0,324998617</text:p>
          </table:table-cell>
          <table:table-cell office:value-type="float" office:value="4.7000169754028299E-2" table:style-name="ce2">
            <text:p>0,04700017</text:p>
          </table:table-cell>
          <table:table-cell table:number-columns-repeated="16381"/>
        </table:table-row>
        <table:table-row table:style-name="ro1">
          <table:table-cell office:value-type="float" office:value="81" table:style-name="ce2">
            <text:p>81</text:p>
          </table:table-cell>
          <table:table-cell office:value-type="float" office:value="0.32500004768371499" table:style-name="ce2">
            <text:p>0,325000048</text:p>
          </table:table-cell>
          <table:table-cell office:value-type="float" office:value="4.6999692916870103E-2" table:style-name="ce2">
            <text:p>0,046999693</text:p>
          </table:table-cell>
          <table:table-cell table:number-columns-repeated="16381"/>
        </table:table-row>
        <table:table-row table:style-name="ro1">
          <table:table-cell office:value-type="float" office:value="82" table:style-name="ce2">
            <text:p>82</text:p>
          </table:table-cell>
          <table:table-cell office:value-type="float" office:value="0.32399988174438399" table:style-name="ce2">
            <text:p>0,323999882</text:p>
          </table:table-cell>
          <table:table-cell office:value-type="float" office:value="4.7000169754028299E-2" table:style-name="ce2">
            <text:p>0,04700017</text:p>
          </table:table-cell>
          <table:table-cell table:number-columns-repeated="16381"/>
        </table:table-row>
        <table:table-row table:style-name="ro1">
          <table:table-cell office:value-type="float" office:value="83" table:style-name="ce2">
            <text:p>83</text:p>
          </table:table-cell>
          <table:table-cell office:value-type="float" office:value="0.32500219345092701" table:style-name="ce2">
            <text:p>0,325002193</text:p>
          </table:table-cell>
          <table:table-cell office:value-type="float" office:value="4.7998666763305602E-2" table:style-name="ce2">
            <text:p>0,047998667</text:p>
          </table:table-cell>
          <table:table-cell table:number-columns-repeated="16381"/>
        </table:table-row>
        <table:table-row table:style-name="ro1">
          <table:table-cell office:value-type="float" office:value="84" table:style-name="ce2">
            <text:p>84</text:p>
          </table:table-cell>
          <table:table-cell office:value-type="float" office:value="0.33100008964538502" table:style-name="ce2">
            <text:p>0,33100009</text:p>
          </table:table-cell>
          <table:table-cell office:value-type="float" office:value="4.7999382019042899E-2" table:style-name="ce2">
            <text:p>0,047999382</text:p>
          </table:table-cell>
          <table:table-cell table:number-columns-repeated="16381"/>
        </table:table-row>
        <table:table-row table:style-name="ro1">
          <table:table-cell office:value-type="float" office:value="85" table:style-name="ce2">
            <text:p>85</text:p>
          </table:table-cell>
          <table:table-cell office:value-type="float" office:value="0.32900118827819802" table:style-name="ce2">
            <text:p>0,329001188</text:p>
          </table:table-cell>
          <table:table-cell office:value-type="float" office:value="4.7999382019042899E-2" table:style-name="ce2">
            <text:p>0,047999382</text:p>
          </table:table-cell>
          <table:table-cell table:number-columns-repeated="16381"/>
        </table:table-row>
        <table:table-row table:style-name="ro1">
          <table:table-cell office:value-type="float" office:value="86" table:style-name="ce2">
            <text:p>86</text:p>
          </table:table-cell>
          <table:table-cell office:value-type="float" office:value="0.33299970626830999" table:style-name="ce2">
            <text:p>0,332999706</text:p>
          </table:table-cell>
          <table:table-cell office:value-type="float" office:value="4.7999620437622001E-2" table:style-name="ce2">
            <text:p>0,04799962</text:p>
          </table:table-cell>
          <table:table-cell table:number-columns-repeated="16381"/>
        </table:table-row>
        <table:table-row table:style-name="ro1">
          <table:table-cell office:value-type="float" office:value="87" table:style-name="ce2">
            <text:p>87</text:p>
          </table:table-cell>
          <table:table-cell office:value-type="float" office:value="0.32500028610229398" table:style-name="ce2">
            <text:p>0,325000286</text:p>
          </table:table-cell>
          <table:table-cell office:value-type="float" office:value="4.8000097274780197E-2" table:style-name="ce2">
            <text:p>0,048000097</text:p>
          </table:table-cell>
          <table:table-cell table:number-columns-repeated="16381"/>
        </table:table-row>
        <table:table-row table:style-name="ro1">
          <table:table-cell office:value-type="float" office:value="88" table:style-name="ce2">
            <text:p>88</text:p>
          </table:table-cell>
          <table:table-cell office:value-type="float" office:value="0.32399988174438399" table:style-name="ce2">
            <text:p>0,323999882</text:p>
          </table:table-cell>
          <table:table-cell office:value-type="float" office:value="4.7999858856201102E-2" table:style-name="ce2">
            <text:p>0,047999859</text:p>
          </table:table-cell>
          <table:table-cell table:number-columns-repeated="16381"/>
        </table:table-row>
        <table:table-row table:style-name="ro1">
          <table:table-cell office:value-type="float" office:value="89" table:style-name="ce2">
            <text:p>89</text:p>
          </table:table-cell>
          <table:table-cell office:value-type="float" office:value="0.324999809265136" table:style-name="ce2">
            <text:p>0,324999809</text:p>
          </table:table-cell>
          <table:table-cell office:value-type="float" office:value="4.7999620437622001E-2" table:style-name="ce2">
            <text:p>0,04799962</text:p>
          </table:table-cell>
          <table:table-cell table:number-columns-repeated="16381"/>
        </table:table-row>
        <table:table-row table:style-name="ro1">
          <table:table-cell office:value-type="float" office:value="90" table:style-name="ce2">
            <text:p>90</text:p>
          </table:table-cell>
          <table:table-cell office:value-type="float" office:value="0.32701086997985801" table:style-name="ce2">
            <text:p>0,32701087</text:p>
          </table:table-cell>
          <table:table-cell office:value-type="float" office:value="4.7002077102661098E-2" table:style-name="ce2">
            <text:p>0,047002077</text:p>
          </table:table-cell>
          <table:table-cell table:number-columns-repeated="16381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float" office:value="0.324999809265136" table:style-name="ce2">
            <text:p>0,324999809</text:p>
          </table:table-cell>
          <table:table-cell office:value-type="float" office:value="4.7999620437622001E-2" table:style-name="ce2">
            <text:p>0,04799962</text:p>
          </table:table-cell>
          <table:table-cell table:number-columns-repeated="16381"/>
        </table:table-row>
        <table:table-row table:style-name="ro1">
          <table:table-cell office:value-type="float" office:value="92" table:style-name="ce2">
            <text:p>92</text:p>
          </table:table-cell>
          <table:table-cell office:value-type="float" office:value="0.324999809265136" table:style-name="ce2">
            <text:p>0,324999809</text:p>
          </table:table-cell>
          <table:table-cell office:value-type="float" office:value="4.7000169754028299E-2" table:style-name="ce2">
            <text:p>0,04700017</text:p>
          </table:table-cell>
          <table:table-cell table:number-columns-repeated="16381"/>
        </table:table-row>
        <table:table-row table:style-name="ro1">
          <table:table-cell office:value-type="float" office:value="93" table:style-name="ce2">
            <text:p>93</text:p>
          </table:table-cell>
          <table:table-cell office:value-type="float" office:value="0.32701230049133301" table:style-name="ce2">
            <text:p>0,3270123</text:p>
          </table:table-cell>
          <table:table-cell office:value-type="float" office:value="4.7999143600463798E-2" table:style-name="ce2">
            <text:p>0,047999144</text:p>
          </table:table-cell>
          <table:table-cell table:number-columns-repeated="16381"/>
        </table:table-row>
        <table:table-row table:style-name="ro1">
          <table:table-cell office:value-type="float" office:value="94" table:style-name="ce2">
            <text:p>94</text:p>
          </table:table-cell>
          <table:table-cell office:value-type="float" office:value="0.32500028610229398" table:style-name="ce2">
            <text:p>0,325000286</text:p>
          </table:table-cell>
          <table:table-cell office:value-type="float" office:value="4.7999143600463798E-2" table:style-name="ce2">
            <text:p>0,047999144</text:p>
          </table:table-cell>
          <table:table-cell table:number-columns-repeated="16381"/>
        </table:table-row>
        <table:table-row table:style-name="ro1">
          <table:table-cell office:value-type="float" office:value="95" table:style-name="ce2">
            <text:p>95</text:p>
          </table:table-cell>
          <table:table-cell office:value-type="float" office:value="0.32698655128478998" table:style-name="ce2">
            <text:p>0,326986551</text:p>
          </table:table-cell>
          <table:table-cell office:value-type="float" office:value="4.7002553939819301E-2" table:style-name="ce2">
            <text:p>0,047002554</text:p>
          </table:table-cell>
          <table:table-cell table:number-columns-repeated="16381"/>
        </table:table-row>
        <table:table-row table:style-name="ro1">
          <table:table-cell office:value-type="float" office:value="96" table:style-name="ce2">
            <text:p>96</text:p>
          </table:table-cell>
          <table:table-cell office:value-type="float" office:value="0.326999902725219" table:style-name="ce2">
            <text:p>0,326999903</text:p>
          </table:table-cell>
          <table:table-cell office:value-type="float" office:value="4.8000335693359299E-2" table:style-name="ce2">
            <text:p>0,048000336</text:p>
          </table:table-cell>
          <table:table-cell table:number-columns-repeated="16381"/>
        </table:table-row>
        <table:table-row table:style-name="ro1">
          <table:table-cell office:value-type="float" office:value="97" table:style-name="ce2">
            <text:p>97</text:p>
          </table:table-cell>
          <table:table-cell office:value-type="float" office:value="0.32501173019409102" table:style-name="ce2">
            <text:p>0,32501173</text:p>
          </table:table-cell>
          <table:table-cell office:value-type="float" office:value="4.8000097274780197E-2" table:style-name="ce2">
            <text:p>0,048000097</text:p>
          </table:table-cell>
          <table:table-cell table:number-columns-repeated="16381"/>
        </table:table-row>
        <table:table-row table:style-name="ro1">
          <table:table-cell office:value-type="float" office:value="98" table:style-name="ce2">
            <text:p>98</text:p>
          </table:table-cell>
          <table:table-cell office:value-type="float" office:value="0.32500076293945301" table:style-name="ce2">
            <text:p>0,325000763</text:p>
          </table:table-cell>
          <table:table-cell office:value-type="float" office:value="4.7999858856201102E-2" table:style-name="ce2">
            <text:p>0,047999859</text:p>
          </table:table-cell>
          <table:table-cell table:number-columns-repeated="16381"/>
        </table:table-row>
        <table:table-row table:style-name="ro1">
          <table:table-cell office:value-type="float" office:value="99" table:style-name="ce2">
            <text:p>99</text:p>
          </table:table-cell>
          <table:table-cell office:value-type="float" office:value="0.32600021362304599" table:style-name="ce2">
            <text:p>0,326000214</text:p>
          </table:table-cell>
          <table:table-cell office:value-type="float" office:value="4.8000097274780197E-2" table:style-name="ce2">
            <text:p>0,048000097</text:p>
          </table:table-cell>
          <table:table-cell table:number-columns-repeated="16381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float" office:value="0.32499861717224099" table:style-name="ce2">
            <text:p>0,324998617</text:p>
          </table:table-cell>
          <table:table-cell office:value-type="float" office:value="4.8002004623413003E-2" table:style-name="ce2">
            <text:p>0,048002005</text:p>
          </table:table-cell>
          <table:table-cell table:number-columns-repeated="16381"/>
        </table:table-row>
        <table:table-row table:number-rows-repeated="1048475" table:style-name="ro2">
          <table:table-cell table:number-columns-repeated="16384"/>
        </table:table-row>
      </table:table>
      <table:table table:name="Risultati_(SHA256)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est t: due campioni assumendo uguale varianza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3"/>
          <table:table-cell office:value-type="string" table:style-name="ce3">
            <text:p>Variabile 1</text:p>
          </table:table-cell>
          <table:table-cell office:value-type="string" table:style-name="ce3">
            <text:p>Variabile 2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Media</text:p>
          </table:table-cell>
          <table:table-cell office:value-type="float" office:value="0.32529011726379381" table:style-name="ce4">
            <text:p>0,325290117</text:p>
          </table:table-cell>
          <table:table-cell office:value-type="float" office:value="4.764012336730955E-2" table:style-name="ce4">
            <text:p>0,047640123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Varianza</text:p>
          </table:table-cell>
          <table:table-cell office:value-type="float" office:value="5.9045138247866761E-6" table:style-name="ce4">
            <text:p>5,90451E-06</text:p>
          </table:table-cell>
          <table:table-cell office:value-type="float" office:value="2.3272110893504163E-7" table:style-name="ce4">
            <text:p>2,32721E-07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Osservazioni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Varianza complessiva</text:p>
          </table:table-cell>
          <table:table-cell office:value-type="float" office:value="3.0686174668608588E-6" table:style-name="ce4">
            <text:p>3,06862E-06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Differenza ipotizzata per le medie</text:p>
          </table:table-cell>
          <table:table-cell office:value-type="float" office:value="0" table:style-name="ce4">
            <text:p>0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gdl</text:p>
          </table:table-cell>
          <table:table-cell office:value-type="float" office:value="198" table:style-name="ce4">
            <text:p>198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Stat t</text:p>
          </table:table-cell>
          <table:table-cell office:value-type="float" office:value="1120.7565716080544" table:style-name="ce4">
            <text:p>1120,756572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P(T&lt;=t) una coda</text:p>
          </table:table-cell>
          <table:table-cell office:value-type="float" office:value="0" table:style-name="ce4">
            <text:p>0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t critico una coda</text:p>
          </table:table-cell>
          <table:table-cell office:value-type="float" office:value="2.3453283485446179" table:style-name="ce4">
            <text:p>2,345328349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P(T&lt;=t) due code</text:p>
          </table:table-cell>
          <table:table-cell office:value-type="float" office:value="0" table:style-name="ce4">
            <text:p>0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5">
            <text:p>t critico due code</text:p>
          </table:table-cell>
          <table:table-cell office:value-type="float" office:value="2.6008872779905157" table:style-name="ce5">
            <text:p>2,600887278</text:p>
          </table:table-cell>
          <table:table-cell table:style-name="ce5"/>
          <table:table-cell table:number-columns-repeated="16381"/>
        </table:table-row>
        <table:table-row table:number-rows-repeated="1048562" table:style-name="ro1">
          <table:table-cell table:number-columns-repeated="16384"/>
        </table:table-row>
      </table:table>
      <table:table table:name="Dati_(MD5)" table:style-name="ta1">
        <table:table-column table:style-name="co1" table:default-cell-style-name="ce2"/>
        <table:table-column table:style-name="co7" table:default-cell-style-name="ce2"/>
        <table:table-column table:style-name="co8" table:default-cell-style-name="ce2"/>
        <table:table-column table:style-name="co1" table:number-columns-repeated="16381" table:default-cell-style-name="ce2"/>
        <table:table-row table:style-name="ro1">
          <table:table-cell table:style-name="ce2"/>
          <table:table-cell office:value-type="string" table:style-name="ce2">
            <text:p>PyCryptoDome</text:p>
          </table:table-cell>
          <table:table-cell office:value-type="string" table:style-name="ce2">
            <text:p>hashlib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0.15282678604125899" table:style-name="ce2">
            <text:p>0,152826786</text:p>
          </table:table-cell>
          <table:table-cell office:value-type="float" office:value="0.116996765136718" table:style-name="ce2">
            <text:p>0,116996765</text:p>
          </table:table-cell>
          <table:table-cell table:number-columns-repeated="1638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0.15096998214721599" table:style-name="ce2">
            <text:p>0,150969982</text:p>
          </table:table-cell>
          <table:table-cell office:value-type="float" office:value="0.117002248764038" table:style-name="ce2">
            <text:p>0,117002249</text:p>
          </table:table-cell>
          <table:table-cell table:number-columns-repeated="1638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0.15200018882751401" table:style-name="ce2">
            <text:p>0,152000189</text:p>
          </table:table-cell>
          <table:table-cell office:value-type="float" office:value="0.117002010345458" table:style-name="ce2">
            <text:p>0,11700201</text:p>
          </table:table-cell>
          <table:table-cell table:number-columns-repeated="1638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0.15099906921386699" table:style-name="ce2">
            <text:p>0,150999069</text:p>
          </table:table-cell>
          <table:table-cell office:value-type="float" office:value="0.116777181625366" table:style-name="ce2">
            <text:p>0,116777182</text:p>
          </table:table-cell>
          <table:table-cell table:number-columns-repeated="1638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0.151999711990356" table:style-name="ce2">
            <text:p>0,151999712</text:p>
          </table:table-cell>
          <table:table-cell office:value-type="float" office:value="0.116999864578247" table:style-name="ce2">
            <text:p>0,116999865</text:p>
          </table:table-cell>
          <table:table-cell table:number-columns-repeated="16381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0.15100121498107899" table:style-name="ce2">
            <text:p>0,151001215</text:p>
          </table:table-cell>
          <table:table-cell office:value-type="float" office:value="0.118000268936157" table:style-name="ce2">
            <text:p>0,118000269</text:p>
          </table:table-cell>
          <table:table-cell table:number-columns-repeated="1638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0.15300035476684501" table:style-name="ce2">
            <text:p>0,153000355</text:p>
          </table:table-cell>
          <table:table-cell office:value-type="float" office:value="0.119001865386962" table:style-name="ce2">
            <text:p>0,119001865</text:p>
          </table:table-cell>
          <table:table-cell table:number-columns-repeated="1638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0.1540048122406" table:style-name="ce2">
            <text:p>0,154004812</text:p>
          </table:table-cell>
          <table:table-cell office:value-type="float" office:value="0.121997594833374" table:style-name="ce2">
            <text:p>0,121997595</text:p>
          </table:table-cell>
          <table:table-cell table:number-columns-repeated="1638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0.15844607353210399" table:style-name="ce2">
            <text:p>0,158446074</text:p>
          </table:table-cell>
          <table:table-cell office:value-type="float" office:value="0.14000105857849099" table:style-name="ce2">
            <text:p>0,140001059</text:p>
          </table:table-cell>
          <table:table-cell table:number-columns-repeated="1638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0.16400051116943301" table:style-name="ce2">
            <text:p>0,164000511</text:p>
          </table:table-cell>
          <table:table-cell office:value-type="float" office:value="0.117997169494628" table:style-name="ce2">
            <text:p>0,117997169</text:p>
          </table:table-cell>
          <table:table-cell table:number-columns-repeated="16381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0.15199923515319799" table:style-name="ce2">
            <text:p>0,151999235</text:p>
          </table:table-cell>
          <table:table-cell office:value-type="float" office:value="0.117001295089721" table:style-name="ce2">
            <text:p>0,117001295</text:p>
          </table:table-cell>
          <table:table-cell table:number-columns-repeated="16381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0.15176415443420399" table:style-name="ce2">
            <text:p>0,151764154</text:p>
          </table:table-cell>
          <table:table-cell office:value-type="float" office:value="0.11700177192687899" table:style-name="ce2">
            <text:p>0,117001772</text:p>
          </table:table-cell>
          <table:table-cell table:number-columns-repeated="16381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0.15200018882751401" table:style-name="ce2">
            <text:p>0,152000189</text:p>
          </table:table-cell>
          <table:table-cell office:value-type="float" office:value="0.116996765136718" table:style-name="ce2">
            <text:p>0,116996765</text:p>
          </table:table-cell>
          <table:table-cell table:number-columns-repeated="16381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0.15099859237670801" table:style-name="ce2">
            <text:p>0,150998592</text:p>
          </table:table-cell>
          <table:table-cell office:value-type="float" office:value="0.117000818252563" table:style-name="ce2">
            <text:p>0,117000818</text:p>
          </table:table-cell>
          <table:table-cell table:number-columns-repeated="1638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0.152000427246093" table:style-name="ce2">
            <text:p>0,152000427</text:p>
          </table:table-cell>
          <table:table-cell office:value-type="float" office:value="0.116805791854858" table:style-name="ce2">
            <text:p>0,116805792</text:p>
          </table:table-cell>
          <table:table-cell table:number-columns-repeated="16381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0.15199995040893499" table:style-name="ce2">
            <text:p>0,15199995</text:p>
          </table:table-cell>
          <table:table-cell office:value-type="float" office:value="0.116999864578247" table:style-name="ce2">
            <text:p>0,116999865</text:p>
          </table:table-cell>
          <table:table-cell table:number-columns-repeated="1638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0.152410268783569" table:style-name="ce2">
            <text:p>0,152410269</text:p>
          </table:table-cell>
          <table:table-cell office:value-type="float" office:value="0.116002559661865" table:style-name="ce2">
            <text:p>0,11600256</text:p>
          </table:table-cell>
          <table:table-cell table:number-columns-repeated="1638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0.15200400352478" table:style-name="ce2">
            <text:p>0,152004004</text:p>
          </table:table-cell>
          <table:table-cell office:value-type="float" office:value="0.11999773979187001" table:style-name="ce2">
            <text:p>0,11999774</text:p>
          </table:table-cell>
          <table:table-cell table:number-columns-repeated="16381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0.15600156784057601" table:style-name="ce2">
            <text:p>0,156001568</text:p>
          </table:table-cell>
          <table:table-cell office:value-type="float" office:value="0.119997978210449" table:style-name="ce2">
            <text:p>0,119997978</text:p>
          </table:table-cell>
          <table:table-cell table:number-columns-repeated="16381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0.15300011634826599" table:style-name="ce2">
            <text:p>0,153000116</text:p>
          </table:table-cell>
          <table:table-cell office:value-type="float" office:value="0.11892056465148899" table:style-name="ce2">
            <text:p>0,118920565</text:p>
          </table:table-cell>
          <table:table-cell table:number-columns-repeated="16381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0.15299868583679199" table:style-name="ce2">
            <text:p>0,152998686</text:p>
          </table:table-cell>
          <table:table-cell office:value-type="float" office:value="0.11700010299682601" table:style-name="ce2">
            <text:p>0,117000103</text:p>
          </table:table-cell>
          <table:table-cell table:number-columns-repeated="16381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float" office:value="0.15199732780456501" table:style-name="ce2">
            <text:p>0,151997328</text:p>
          </table:table-cell>
          <table:table-cell office:value-type="float" office:value="0.11700177192687899" table:style-name="ce2">
            <text:p>0,117001772</text:p>
          </table:table-cell>
          <table:table-cell table:number-columns-repeated="16381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float" office:value="0.15699934959411599" table:style-name="ce2">
            <text:p>0,15699935</text:p>
          </table:table-cell>
          <table:table-cell office:value-type="float" office:value="0.117002010345458" table:style-name="ce2">
            <text:p>0,11700201</text:p>
          </table:table-cell>
          <table:table-cell table:number-columns-repeated="16381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float" office:value="0.151999711990356" table:style-name="ce2">
            <text:p>0,151999712</text:p>
          </table:table-cell>
          <table:table-cell office:value-type="float" office:value="0.116999626159667" table:style-name="ce2">
            <text:p>0,116999626</text:p>
          </table:table-cell>
          <table:table-cell table:number-columns-repeated="16381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0.152900695800781" table:style-name="ce2">
            <text:p>0,152900696</text:p>
          </table:table-cell>
          <table:table-cell office:value-type="float" office:value="0.117001056671142" table:style-name="ce2">
            <text:p>0,117001057</text:p>
          </table:table-cell>
          <table:table-cell table:number-columns-repeated="16381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float" office:value="0.152999877929687" table:style-name="ce2">
            <text:p>0,152999878</text:p>
          </table:table-cell>
          <table:table-cell office:value-type="float" office:value="0.117999792098999" table:style-name="ce2">
            <text:p>0,117999792</text:p>
          </table:table-cell>
          <table:table-cell table:number-columns-repeated="16381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float" office:value="0.15287399291992099" table:style-name="ce2">
            <text:p>0,152873993</text:p>
          </table:table-cell>
          <table:table-cell office:value-type="float" office:value="0.116997241973876" table:style-name="ce2">
            <text:p>0,116997242</text:p>
          </table:table-cell>
          <table:table-cell table:number-columns-repeated="16381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float" office:value="0.15200018882751401" table:style-name="ce2">
            <text:p>0,152000189</text:p>
          </table:table-cell>
          <table:table-cell office:value-type="float" office:value="0.11704444885253899" table:style-name="ce2">
            <text:p>0,117044449</text:p>
          </table:table-cell>
          <table:table-cell table:number-columns-repeated="16381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float" office:value="0.151997089385986" table:style-name="ce2">
            <text:p>0,151997089</text:p>
          </table:table-cell>
          <table:table-cell office:value-type="float" office:value="0.11700320243835401" table:style-name="ce2">
            <text:p>0,117003202</text:p>
          </table:table-cell>
          <table:table-cell table:number-columns-repeated="16381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0.15182995796203599" table:style-name="ce2">
            <text:p>0,151829958</text:p>
          </table:table-cell>
          <table:table-cell office:value-type="float" office:value="0.115999460220336" table:style-name="ce2">
            <text:p>0,11599946</text:p>
          </table:table-cell>
          <table:table-cell table:number-columns-repeated="16381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float" office:value="0.15199804306030201" table:style-name="ce2">
            <text:p>0,151998043</text:p>
          </table:table-cell>
          <table:table-cell office:value-type="float" office:value="0.117002248764038" table:style-name="ce2">
            <text:p>0,117002249</text:p>
          </table:table-cell>
          <table:table-cell table:number-columns-repeated="16381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float" office:value="0.151999711990356" table:style-name="ce2">
            <text:p>0,151999712</text:p>
          </table:table-cell>
          <table:table-cell office:value-type="float" office:value="0.1170015335083" table:style-name="ce2">
            <text:p>0,117001534</text:p>
          </table:table-cell>
          <table:table-cell table:number-columns-repeated="16381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float" office:value="0.150996923446655" table:style-name="ce2">
            <text:p>0,150996923</text:p>
          </table:table-cell>
          <table:table-cell office:value-type="float" office:value="0.11700010299682601" table:style-name="ce2">
            <text:p>0,117000103</text:p>
          </table:table-cell>
          <table:table-cell table:number-columns-repeated="16381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float" office:value="0.152000427246093" table:style-name="ce2">
            <text:p>0,152000427</text:p>
          </table:table-cell>
          <table:table-cell office:value-type="float" office:value="0.116999864578247" table:style-name="ce2">
            <text:p>0,116999865</text:p>
          </table:table-cell>
          <table:table-cell table:number-columns-repeated="16381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0.15178012847900299" table:style-name="ce2">
            <text:p>0,151780128</text:p>
          </table:table-cell>
          <table:table-cell office:value-type="float" office:value="0.116999626159667" table:style-name="ce2">
            <text:p>0,116999626</text:p>
          </table:table-cell>
          <table:table-cell table:number-columns-repeated="16381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float" office:value="0.15199947357177701" table:style-name="ce2">
            <text:p>0,151999474</text:p>
          </table:table-cell>
          <table:table-cell office:value-type="float" office:value="0.11700248718261699" table:style-name="ce2">
            <text:p>0,117002487</text:p>
          </table:table-cell>
          <table:table-cell table:number-columns-repeated="16381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float" office:value="0.15200018882751401" table:style-name="ce2">
            <text:p>0,152000189</text:p>
          </table:table-cell>
          <table:table-cell office:value-type="float" office:value="0.116999626159667" table:style-name="ce2">
            <text:p>0,116999626</text:p>
          </table:table-cell>
          <table:table-cell table:number-columns-repeated="16381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float" office:value="0.151000261306762" table:style-name="ce2">
            <text:p>0,151000261</text:p>
          </table:table-cell>
          <table:table-cell office:value-type="float" office:value="0.118000268936157" table:style-name="ce2">
            <text:p>0,118000269</text:p>
          </table:table-cell>
          <table:table-cell table:number-columns-repeated="16381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float" office:value="0.15200090408325101" table:style-name="ce2">
            <text:p>0,152000904</text:p>
          </table:table-cell>
          <table:table-cell office:value-type="float" office:value="0.117000579833984" table:style-name="ce2">
            <text:p>0,11700058</text:p>
          </table:table-cell>
          <table:table-cell table:number-columns-repeated="16381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0.151293754577636" table:style-name="ce2">
            <text:p>0,151293755</text:p>
          </table:table-cell>
          <table:table-cell office:value-type="float" office:value="0.116996526718139" table:style-name="ce2">
            <text:p>0,116996527</text:p>
          </table:table-cell>
          <table:table-cell table:number-columns-repeated="16381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float" office:value="0.15199446678161599" table:style-name="ce2">
            <text:p>0,151994467</text:p>
          </table:table-cell>
          <table:table-cell office:value-type="float" office:value="0.116247415542602" table:style-name="ce2">
            <text:p>0,116247416</text:p>
          </table:table-cell>
          <table:table-cell table:number-columns-repeated="16381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float" office:value="0.15199995040893499" table:style-name="ce2">
            <text:p>0,15199995</text:p>
          </table:table-cell>
          <table:table-cell office:value-type="float" office:value="0.11700010299682601" table:style-name="ce2">
            <text:p>0,117000103</text:p>
          </table:table-cell>
          <table:table-cell table:number-columns-repeated="16381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float" office:value="0.15183377265930101" table:style-name="ce2">
            <text:p>0,151833773</text:p>
          </table:table-cell>
          <table:table-cell office:value-type="float" office:value="0.117000579833984" table:style-name="ce2">
            <text:p>0,11700058</text:p>
          </table:table-cell>
          <table:table-cell table:number-columns-repeated="16381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float" office:value="0.15199995040893499" table:style-name="ce2">
            <text:p>0,15199995</text:p>
          </table:table-cell>
          <table:table-cell office:value-type="float" office:value="0.115053653717041" table:style-name="ce2">
            <text:p>0,115053654</text:p>
          </table:table-cell>
          <table:table-cell table:number-columns-repeated="1638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0.15200018882751401" table:style-name="ce2">
            <text:p>0,152000189</text:p>
          </table:table-cell>
          <table:table-cell office:value-type="float" office:value="0.116999149322509" table:style-name="ce2">
            <text:p>0,116999149</text:p>
          </table:table-cell>
          <table:table-cell table:number-columns-repeated="16381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float" office:value="0.15200018882751401" table:style-name="ce2">
            <text:p>0,152000189</text:p>
          </table:table-cell>
          <table:table-cell office:value-type="float" office:value="0.11685371398925699" table:style-name="ce2">
            <text:p>0,116853714</text:p>
          </table:table-cell>
          <table:table-cell table:number-columns-repeated="16381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float" office:value="0.1510009765625" table:style-name="ce2">
            <text:p>0,151000977</text:p>
          </table:table-cell>
          <table:table-cell office:value-type="float" office:value="0.11699891090393" table:style-name="ce2">
            <text:p>0,116998911</text:p>
          </table:table-cell>
          <table:table-cell table:number-columns-repeated="16381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float" office:value="0.15261125564575101" table:style-name="ce2">
            <text:p>0,152611256</text:p>
          </table:table-cell>
          <table:table-cell office:value-type="float" office:value="0.116999149322509" table:style-name="ce2">
            <text:p>0,116999149</text:p>
          </table:table-cell>
          <table:table-cell table:number-columns-repeated="16381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float" office:value="0.151998996734619" table:style-name="ce2">
            <text:p>0,151998997</text:p>
          </table:table-cell>
          <table:table-cell office:value-type="float" office:value="0.11681318283081001" table:style-name="ce2">
            <text:p>0,116813183</text:p>
          </table:table-cell>
          <table:table-cell table:number-columns-repeated="16381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0.151996850967407" table:style-name="ce2">
            <text:p>0,151996851</text:p>
          </table:table-cell>
          <table:table-cell office:value-type="float" office:value="0.117999792098999" table:style-name="ce2">
            <text:p>0,117999792</text:p>
          </table:table-cell>
          <table:table-cell table:number-columns-repeated="16381"/>
        </table:table-row>
        <table:table-row table:style-name="ro1">
          <table:table-cell office:value-type="float" office:value="51" table:style-name="ce2">
            <text:p>51</text:p>
          </table:table-cell>
          <table:table-cell office:value-type="float" office:value="0.15199995040893499" table:style-name="ce2">
            <text:p>0,15199995</text:p>
          </table:table-cell>
          <table:table-cell office:value-type="float" office:value="0.117000341415405" table:style-name="ce2">
            <text:p>0,117000341</text:p>
          </table:table-cell>
          <table:table-cell table:number-columns-repeated="16381"/>
        </table:table-row>
        <table:table-row table:style-name="ro1">
          <table:table-cell office:value-type="float" office:value="52" table:style-name="ce2">
            <text:p>52</text:p>
          </table:table-cell>
          <table:table-cell office:value-type="float" office:value="0.152002573013305" table:style-name="ce2">
            <text:p>0,152002573</text:p>
          </table:table-cell>
          <table:table-cell office:value-type="float" office:value="0.117999076843261" table:style-name="ce2">
            <text:p>0,117999077</text:p>
          </table:table-cell>
          <table:table-cell table:number-columns-repeated="16381"/>
        </table:table-row>
        <table:table-row table:style-name="ro1">
          <table:table-cell office:value-type="float" office:value="53" table:style-name="ce2">
            <text:p>53</text:p>
          </table:table-cell>
          <table:table-cell office:value-type="float" office:value="0.152001142501831" table:style-name="ce2">
            <text:p>0,152001143</text:p>
          </table:table-cell>
          <table:table-cell office:value-type="float" office:value="0.11699795722961399" table:style-name="ce2">
            <text:p>0,116997957</text:p>
          </table:table-cell>
          <table:table-cell table:number-columns-repeated="16381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float" office:value="0.15100073814392001" table:style-name="ce2">
            <text:p>0,151000738</text:p>
          </table:table-cell>
          <table:table-cell office:value-type="float" office:value="0.11799931526184" table:style-name="ce2">
            <text:p>0,117999315</text:p>
          </table:table-cell>
          <table:table-cell table:number-columns-repeated="16381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float" office:value="0.15200161933898901" table:style-name="ce2">
            <text:p>0,152001619</text:p>
          </table:table-cell>
          <table:table-cell office:value-type="float" office:value="0.117998361587524" table:style-name="ce2">
            <text:p>0,117998362</text:p>
          </table:table-cell>
          <table:table-cell table:number-columns-repeated="16381"/>
        </table:table-row>
        <table:table-row table:style-name="ro1">
          <table:table-cell office:value-type="float" office:value="56" table:style-name="ce2">
            <text:p>56</text:p>
          </table:table-cell>
          <table:table-cell office:value-type="float" office:value="0.15177726745605399" table:style-name="ce2">
            <text:p>0,151777267</text:p>
          </table:table-cell>
          <table:table-cell office:value-type="float" office:value="0.116997718811035" table:style-name="ce2">
            <text:p>0,116997719</text:p>
          </table:table-cell>
          <table:table-cell table:number-columns-repeated="16381"/>
        </table:table-row>
        <table:table-row table:style-name="ro1">
          <table:table-cell office:value-type="float" office:value="57" table:style-name="ce2">
            <text:p>57</text:p>
          </table:table-cell>
          <table:table-cell office:value-type="float" office:value="0.152000427246093" table:style-name="ce2">
            <text:p>0,152000427</text:p>
          </table:table-cell>
          <table:table-cell office:value-type="float" office:value="0.117000579833984" table:style-name="ce2">
            <text:p>0,11700058</text:p>
          </table:table-cell>
          <table:table-cell table:number-columns-repeated="16381"/>
        </table:table-row>
        <table:table-row table:style-name="ro1">
          <table:table-cell office:value-type="float" office:value="58" table:style-name="ce2">
            <text:p>58</text:p>
          </table:table-cell>
          <table:table-cell office:value-type="float" office:value="0.15200090408325101" table:style-name="ce2">
            <text:p>0,152000904</text:p>
          </table:table-cell>
          <table:table-cell office:value-type="float" office:value="0.117002248764038" table:style-name="ce2">
            <text:p>0,117002249</text:p>
          </table:table-cell>
          <table:table-cell table:number-columns-repeated="16381"/>
        </table:table-row>
        <table:table-row table:style-name="ro1">
          <table:table-cell office:value-type="float" office:value="59" table:style-name="ce2">
            <text:p>59</text:p>
          </table:table-cell>
          <table:table-cell office:value-type="float" office:value="0.151998281478881" table:style-name="ce2">
            <text:p>0,151998281</text:p>
          </table:table-cell>
          <table:table-cell office:value-type="float" office:value="0.11796307563781699" table:style-name="ce2">
            <text:p>0,117963076</text:p>
          </table:table-cell>
          <table:table-cell table:number-columns-repeated="16381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float" office:value="0.151998281478881" table:style-name="ce2">
            <text:p>0,151998281</text:p>
          </table:table-cell>
          <table:table-cell office:value-type="float" office:value="0.116999626159667" table:style-name="ce2">
            <text:p>0,116999626</text:p>
          </table:table-cell>
          <table:table-cell table:number-columns-repeated="16381"/>
        </table:table-row>
        <table:table-row table:style-name="ro1">
          <table:table-cell office:value-type="float" office:value="61" table:style-name="ce2">
            <text:p>61</text:p>
          </table:table-cell>
          <table:table-cell office:value-type="float" office:value="0.152048349380493" table:style-name="ce2">
            <text:p>0,152048349</text:p>
          </table:table-cell>
          <table:table-cell office:value-type="float" office:value="0.117002725601196" table:style-name="ce2">
            <text:p>0,117002726</text:p>
          </table:table-cell>
          <table:table-cell table:number-columns-repeated="16381"/>
        </table:table-row>
        <table:table-row table:style-name="ro1">
          <table:table-cell office:value-type="float" office:value="62" table:style-name="ce2">
            <text:p>62</text:p>
          </table:table-cell>
          <table:table-cell office:value-type="float" office:value="0.15300011634826599" table:style-name="ce2">
            <text:p>0,153000116</text:p>
          </table:table-cell>
          <table:table-cell office:value-type="float" office:value="0.11694145202636699" table:style-name="ce2">
            <text:p>0,116941452</text:p>
          </table:table-cell>
          <table:table-cell table:number-columns-repeated="16381"/>
        </table:table-row>
        <table:table-row table:style-name="ro1">
          <table:table-cell office:value-type="float" office:value="63" table:style-name="ce2">
            <text:p>63</text:p>
          </table:table-cell>
          <table:table-cell office:value-type="float" office:value="0.153002738952636" table:style-name="ce2">
            <text:p>0,153002739</text:p>
          </table:table-cell>
          <table:table-cell office:value-type="float" office:value="0.116999864578247" table:style-name="ce2">
            <text:p>0,116999865</text:p>
          </table:table-cell>
          <table:table-cell table:number-columns-repeated="16381"/>
        </table:table-row>
        <table:table-row table:style-name="ro1">
          <table:table-cell office:value-type="float" office:value="64" table:style-name="ce2">
            <text:p>64</text:p>
          </table:table-cell>
          <table:table-cell office:value-type="float" office:value="0.151821613311767" table:style-name="ce2">
            <text:p>0,151821613</text:p>
          </table:table-cell>
          <table:table-cell office:value-type="float" office:value="0.117002964019775" table:style-name="ce2">
            <text:p>0,117002964</text:p>
          </table:table-cell>
          <table:table-cell table:number-columns-repeated="16381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float" office:value="0.15300035476684501" table:style-name="ce2">
            <text:p>0,153000355</text:p>
          </table:table-cell>
          <table:table-cell office:value-type="float" office:value="0.118000507354736" table:style-name="ce2">
            <text:p>0,118000507</text:p>
          </table:table-cell>
          <table:table-cell table:number-columns-repeated="16381"/>
        </table:table-row>
        <table:table-row table:style-name="ro1">
          <table:table-cell office:value-type="float" office:value="66" table:style-name="ce2">
            <text:p>66</text:p>
          </table:table-cell>
          <table:table-cell office:value-type="float" office:value="0.15210413932800201" table:style-name="ce2">
            <text:p>0,152104139</text:p>
          </table:table-cell>
          <table:table-cell office:value-type="float" office:value="0.118000984191894" table:style-name="ce2">
            <text:p>0,118000984</text:p>
          </table:table-cell>
          <table:table-cell table:number-columns-repeated="16381"/>
        </table:table-row>
        <table:table-row table:style-name="ro1">
          <table:table-cell office:value-type="float" office:value="67" table:style-name="ce2">
            <text:p>67</text:p>
          </table:table-cell>
          <table:table-cell office:value-type="float" office:value="0.152997732162475" table:style-name="ce2">
            <text:p>0,152997732</text:p>
          </table:table-cell>
          <table:table-cell office:value-type="float" office:value="0.117000818252563" table:style-name="ce2">
            <text:p>0,117000818</text:p>
          </table:table-cell>
          <table:table-cell table:number-columns-repeated="16381"/>
        </table:table-row>
        <table:table-row table:style-name="ro1">
          <table:table-cell office:value-type="float" office:value="68" table:style-name="ce2">
            <text:p>68</text:p>
          </table:table-cell>
          <table:table-cell office:value-type="float" office:value="0.152997732162475" table:style-name="ce2">
            <text:p>0,152997732</text:p>
          </table:table-cell>
          <table:table-cell office:value-type="float" office:value="0.117000341415405" table:style-name="ce2">
            <text:p>0,117000341</text:p>
          </table:table-cell>
          <table:table-cell table:number-columns-repeated="16381"/>
        </table:table-row>
        <table:table-row table:style-name="ro1">
          <table:table-cell office:value-type="float" office:value="69" table:style-name="ce2">
            <text:p>69</text:p>
          </table:table-cell>
          <table:table-cell office:value-type="float" office:value="0.15200018882751401" table:style-name="ce2">
            <text:p>0,152000189</text:p>
          </table:table-cell>
          <table:table-cell office:value-type="float" office:value="0.116001844406127" table:style-name="ce2">
            <text:p>0,116001844</text:p>
          </table:table-cell>
          <table:table-cell table:number-columns-repeated="16381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float" office:value="0.15200543403625399" table:style-name="ce2">
            <text:p>0,152005434</text:p>
          </table:table-cell>
          <table:table-cell office:value-type="float" office:value="0.115994453430175" table:style-name="ce2">
            <text:p>0,115994453</text:p>
          </table:table-cell>
          <table:table-cell table:number-columns-repeated="16381"/>
        </table:table-row>
        <table:table-row table:style-name="ro1">
          <table:table-cell office:value-type="float" office:value="71" table:style-name="ce2">
            <text:p>71</text:p>
          </table:table-cell>
          <table:table-cell office:value-type="float" office:value="0.151999711990356" table:style-name="ce2">
            <text:p>0,151999712</text:p>
          </table:table-cell>
          <table:table-cell office:value-type="float" office:value="0.117002725601196" table:style-name="ce2">
            <text:p>0,117002726</text:p>
          </table:table-cell>
          <table:table-cell table:number-columns-repeated="16381"/>
        </table:table-row>
        <table:table-row table:style-name="ro1">
          <table:table-cell office:value-type="float" office:value="72" table:style-name="ce2">
            <text:p>72</text:p>
          </table:table-cell>
          <table:table-cell office:value-type="float" office:value="0.13704228401183999" table:style-name="ce2">
            <text:p>0,137042284</text:p>
          </table:table-cell>
          <table:table-cell office:value-type="float" office:value="0.131759643554687" table:style-name="ce2">
            <text:p>0,131759644</text:p>
          </table:table-cell>
          <table:table-cell table:number-columns-repeated="16381"/>
        </table:table-row>
        <table:table-row table:style-name="ro1">
          <table:table-cell office:value-type="float" office:value="73" table:style-name="ce2">
            <text:p>73</text:p>
          </table:table-cell>
          <table:table-cell office:value-type="float" office:value="0.151996374130249" table:style-name="ce2">
            <text:p>0,151996374</text:p>
          </table:table-cell>
          <table:table-cell office:value-type="float" office:value="0.116999626159667" table:style-name="ce2">
            <text:p>0,116999626</text:p>
          </table:table-cell>
          <table:table-cell table:number-columns-repeated="16381"/>
        </table:table-row>
        <table:table-row table:style-name="ro1">
          <table:table-cell office:value-type="float" office:value="74" table:style-name="ce2">
            <text:p>74</text:p>
          </table:table-cell>
          <table:table-cell office:value-type="float" office:value="0.15180730819702101" table:style-name="ce2">
            <text:p>0,151807308</text:p>
          </table:table-cell>
          <table:table-cell office:value-type="float" office:value="0.1170015335083" table:style-name="ce2">
            <text:p>0,117001534</text:p>
          </table:table-cell>
          <table:table-cell table:number-columns-repeated="16381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float" office:value="0.151996374130249" table:style-name="ce2">
            <text:p>0,151996374</text:p>
          </table:table-cell>
          <table:table-cell office:value-type="float" office:value="0.116175889968872" table:style-name="ce2">
            <text:p>0,11617589</text:p>
          </table:table-cell>
          <table:table-cell table:number-columns-repeated="16381"/>
        </table:table-row>
        <table:table-row table:style-name="ro1">
          <table:table-cell office:value-type="float" office:value="76" table:style-name="ce2">
            <text:p>76</text:p>
          </table:table-cell>
          <table:table-cell office:value-type="float" office:value="0.15100288391113201" table:style-name="ce2">
            <text:p>0,151002884</text:p>
          </table:table-cell>
          <table:table-cell office:value-type="float" office:value="0.116999149322509" table:style-name="ce2">
            <text:p>0,116999149</text:p>
          </table:table-cell>
          <table:table-cell table:number-columns-repeated="16381"/>
        </table:table-row>
        <table:table-row table:style-name="ro1">
          <table:table-cell office:value-type="float" office:value="77" table:style-name="ce2">
            <text:p>77</text:p>
          </table:table-cell>
          <table:table-cell office:value-type="float" office:value="0.150928735733032" table:style-name="ce2">
            <text:p>0,150928736</text:p>
          </table:table-cell>
          <table:table-cell office:value-type="float" office:value="0.117000818252563" table:style-name="ce2">
            <text:p>0,117000818</text:p>
          </table:table-cell>
          <table:table-cell table:number-columns-repeated="16381"/>
        </table:table-row>
        <table:table-row table:style-name="ro1">
          <table:table-cell office:value-type="float" office:value="78" table:style-name="ce2">
            <text:p>78</text:p>
          </table:table-cell>
          <table:table-cell office:value-type="float" office:value="0.15200209617614699" table:style-name="ce2">
            <text:p>0,152002096</text:p>
          </table:table-cell>
          <table:table-cell office:value-type="float" office:value="0.11599779129028299" table:style-name="ce2">
            <text:p>0,115997791</text:p>
          </table:table-cell>
          <table:table-cell table:number-columns-repeated="16381"/>
        </table:table-row>
        <table:table-row table:style-name="ro1">
          <table:table-cell office:value-type="float" office:value="79" table:style-name="ce2">
            <text:p>79</text:p>
          </table:table-cell>
          <table:table-cell office:value-type="float" office:value="0.15177559852600001" table:style-name="ce2">
            <text:p>0,151775599</text:p>
          </table:table-cell>
          <table:table-cell office:value-type="float" office:value="0.11700010299682601" table:style-name="ce2">
            <text:p>0,117000103</text:p>
          </table:table-cell>
          <table:table-cell table:number-columns-repeated="16381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float" office:value="0.15199780464172299" table:style-name="ce2">
            <text:p>0,151997805</text:p>
          </table:table-cell>
          <table:table-cell office:value-type="float" office:value="0.117395877838134" table:style-name="ce2">
            <text:p>0,117395878</text:p>
          </table:table-cell>
          <table:table-cell table:number-columns-repeated="16381"/>
        </table:table-row>
        <table:table-row table:style-name="ro1">
          <table:table-cell office:value-type="float" office:value="81" table:style-name="ce2">
            <text:p>81</text:p>
          </table:table-cell>
          <table:table-cell office:value-type="float" office:value="0.150999546051025" table:style-name="ce2">
            <text:p>0,150999546</text:p>
          </table:table-cell>
          <table:table-cell office:value-type="float" office:value="0.117001056671142" table:style-name="ce2">
            <text:p>0,117001057</text:p>
          </table:table-cell>
          <table:table-cell table:number-columns-repeated="16381"/>
        </table:table-row>
        <table:table-row table:style-name="ro1">
          <table:table-cell office:value-type="float" office:value="82" table:style-name="ce2">
            <text:p>82</text:p>
          </table:table-cell>
          <table:table-cell office:value-type="float" office:value="0.15084266662597601" table:style-name="ce2">
            <text:p>0,150842667</text:p>
          </table:table-cell>
          <table:table-cell office:value-type="float" office:value="0.116999149322509" table:style-name="ce2">
            <text:p>0,116999149</text:p>
          </table:table-cell>
          <table:table-cell table:number-columns-repeated="16381"/>
        </table:table-row>
        <table:table-row table:style-name="ro1">
          <table:table-cell office:value-type="float" office:value="83" table:style-name="ce2">
            <text:p>83</text:p>
          </table:table-cell>
          <table:table-cell office:value-type="float" office:value="0.15199875831604001" table:style-name="ce2">
            <text:p>0,151998758</text:p>
          </table:table-cell>
          <table:table-cell office:value-type="float" office:value="0.11700010299682601" table:style-name="ce2">
            <text:p>0,117000103</text:p>
          </table:table-cell>
          <table:table-cell table:number-columns-repeated="16381"/>
        </table:table-row>
        <table:table-row table:style-name="ro1">
          <table:table-cell office:value-type="float" office:value="84" table:style-name="ce2">
            <text:p>84</text:p>
          </table:table-cell>
          <table:table-cell office:value-type="float" office:value="0.151999711990356" table:style-name="ce2">
            <text:p>0,151999712</text:p>
          </table:table-cell>
          <table:table-cell office:value-type="float" office:value="0.11600232124328599" table:style-name="ce2">
            <text:p>0,116002321</text:p>
          </table:table-cell>
          <table:table-cell table:number-columns-repeated="16381"/>
        </table:table-row>
        <table:table-row table:style-name="ro1">
          <table:table-cell office:value-type="float" office:value="85" table:style-name="ce2">
            <text:p>85</text:p>
          </table:table-cell>
          <table:table-cell office:value-type="float" office:value="0.15199995040893499" table:style-name="ce2">
            <text:p>0,15199995</text:p>
          </table:table-cell>
          <table:table-cell office:value-type="float" office:value="0.116002082824707" table:style-name="ce2">
            <text:p>0,116002083</text:p>
          </table:table-cell>
          <table:table-cell table:number-columns-repeated="16381"/>
        </table:table-row>
        <table:table-row table:style-name="ro1">
          <table:table-cell office:value-type="float" office:value="86" table:style-name="ce2">
            <text:p>86</text:p>
          </table:table-cell>
          <table:table-cell office:value-type="float" office:value="0.15200066566467199" table:style-name="ce2">
            <text:p>0,152000666</text:p>
          </table:table-cell>
          <table:table-cell office:value-type="float" office:value="0.11700177192687899" table:style-name="ce2">
            <text:p>0,117001772</text:p>
          </table:table-cell>
          <table:table-cell table:number-columns-repeated="16381"/>
        </table:table-row>
        <table:table-row table:style-name="ro1">
          <table:table-cell office:value-type="float" office:value="87" table:style-name="ce2">
            <text:p>87</text:p>
          </table:table-cell>
          <table:table-cell office:value-type="float" office:value="0.15199947357177701" table:style-name="ce2">
            <text:p>0,151999474</text:p>
          </table:table-cell>
          <table:table-cell office:value-type="float" office:value="0.117002725601196" table:style-name="ce2">
            <text:p>0,117002726</text:p>
          </table:table-cell>
          <table:table-cell table:number-columns-repeated="16381"/>
        </table:table-row>
        <table:table-row table:style-name="ro1">
          <table:table-cell office:value-type="float" office:value="88" table:style-name="ce2">
            <text:p>88</text:p>
          </table:table-cell>
          <table:table-cell office:value-type="float" office:value="0.15200018882751401" table:style-name="ce2">
            <text:p>0,152000189</text:p>
          </table:table-cell>
          <table:table-cell office:value-type="float" office:value="0.11676907539367599" table:style-name="ce2">
            <text:p>0,116769075</text:p>
          </table:table-cell>
          <table:table-cell table:number-columns-repeated="16381"/>
        </table:table-row>
        <table:table-row table:style-name="ro1">
          <table:table-cell office:value-type="float" office:value="89" table:style-name="ce2">
            <text:p>89</text:p>
          </table:table-cell>
          <table:table-cell office:value-type="float" office:value="0.15200138092040999" table:style-name="ce2">
            <text:p>0,152001381</text:p>
          </table:table-cell>
          <table:table-cell office:value-type="float" office:value="0.115998268127441" table:style-name="ce2">
            <text:p>0,115998268</text:p>
          </table:table-cell>
          <table:table-cell table:number-columns-repeated="16381"/>
        </table:table-row>
        <table:table-row table:style-name="ro1">
          <table:table-cell office:value-type="float" office:value="90" table:style-name="ce2">
            <text:p>90</text:p>
          </table:table-cell>
          <table:table-cell office:value-type="float" office:value="0.151375532150268" table:style-name="ce2">
            <text:p>0,151375532</text:p>
          </table:table-cell>
          <table:table-cell office:value-type="float" office:value="0.116993904113769" table:style-name="ce2">
            <text:p>0,116993904</text:p>
          </table:table-cell>
          <table:table-cell table:number-columns-repeated="16381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float" office:value="0.1510009765625" table:style-name="ce2">
            <text:p>0,151000977</text:p>
          </table:table-cell>
          <table:table-cell office:value-type="float" office:value="0.116999149322509" table:style-name="ce2">
            <text:p>0,116999149</text:p>
          </table:table-cell>
          <table:table-cell table:number-columns-repeated="16381"/>
        </table:table-row>
        <table:table-row table:style-name="ro1">
          <table:table-cell office:value-type="float" office:value="92" table:style-name="ce2">
            <text:p>92</text:p>
          </table:table-cell>
          <table:table-cell office:value-type="float" office:value="0.151773691177368" table:style-name="ce2">
            <text:p>0,151773691</text:p>
          </table:table-cell>
          <table:table-cell office:value-type="float" office:value="0.11700010299682601" table:style-name="ce2">
            <text:p>0,117000103</text:p>
          </table:table-cell>
          <table:table-cell table:number-columns-repeated="16381"/>
        </table:table-row>
        <table:table-row table:style-name="ro1">
          <table:table-cell office:value-type="float" office:value="93" table:style-name="ce2">
            <text:p>93</text:p>
          </table:table-cell>
          <table:table-cell office:value-type="float" office:value="0.152000427246093" table:style-name="ce2">
            <text:p>0,152000427</text:p>
          </table:table-cell>
          <table:table-cell office:value-type="float" office:value="0.11798357963562001" table:style-name="ce2">
            <text:p>0,11798358</text:p>
          </table:table-cell>
          <table:table-cell table:number-columns-repeated="16381"/>
        </table:table-row>
        <table:table-row table:style-name="ro1">
          <table:table-cell office:value-type="float" office:value="94" table:style-name="ce2">
            <text:p>94</text:p>
          </table:table-cell>
          <table:table-cell office:value-type="float" office:value="0.15099978446960399" table:style-name="ce2">
            <text:p>0,150999784</text:p>
          </table:table-cell>
          <table:table-cell office:value-type="float" office:value="0.117002964019775" table:style-name="ce2">
            <text:p>0,117002964</text:p>
          </table:table-cell>
          <table:table-cell table:number-columns-repeated="16381"/>
        </table:table-row>
        <table:table-row table:style-name="ro1">
          <table:table-cell office:value-type="float" office:value="95" table:style-name="ce2">
            <text:p>95</text:p>
          </table:table-cell>
          <table:table-cell office:value-type="float" office:value="0.15091204643249501" table:style-name="ce2">
            <text:p>0,150912046</text:p>
          </table:table-cell>
          <table:table-cell office:value-type="float" office:value="0.116998434066772" table:style-name="ce2">
            <text:p>0,116998434</text:p>
          </table:table-cell>
          <table:table-cell table:number-columns-repeated="16381"/>
        </table:table-row>
        <table:table-row table:style-name="ro1">
          <table:table-cell office:value-type="float" office:value="96" table:style-name="ce2">
            <text:p>96</text:p>
          </table:table-cell>
          <table:table-cell office:value-type="float" office:value="0.15199732780456501" table:style-name="ce2">
            <text:p>0,151997328</text:p>
          </table:table-cell>
          <table:table-cell office:value-type="float" office:value="0.11700010299682601" table:style-name="ce2">
            <text:p>0,117000103</text:p>
          </table:table-cell>
          <table:table-cell table:number-columns-repeated="16381"/>
        </table:table-row>
        <table:table-row table:style-name="ro1">
          <table:table-cell office:value-type="float" office:value="97" table:style-name="ce2">
            <text:p>97</text:p>
          </table:table-cell>
          <table:table-cell office:value-type="float" office:value="0.152748823165893" table:style-name="ce2">
            <text:p>0,152748823</text:p>
          </table:table-cell>
          <table:table-cell office:value-type="float" office:value="0.117000818252563" table:style-name="ce2">
            <text:p>0,117000818</text:p>
          </table:table-cell>
          <table:table-cell table:number-columns-repeated="16381"/>
        </table:table-row>
        <table:table-row table:style-name="ro1">
          <table:table-cell office:value-type="float" office:value="98" table:style-name="ce2">
            <text:p>98</text:p>
          </table:table-cell>
          <table:table-cell office:value-type="float" office:value="0.15200018882751401" table:style-name="ce2">
            <text:p>0,152000189</text:p>
          </table:table-cell>
          <table:table-cell office:value-type="float" office:value="0.1167733669281" table:style-name="ce2">
            <text:p>0,116773367</text:p>
          </table:table-cell>
          <table:table-cell table:number-columns-repeated="16381"/>
        </table:table-row>
        <table:table-row table:style-name="ro1">
          <table:table-cell office:value-type="float" office:value="99" table:style-name="ce2">
            <text:p>99</text:p>
          </table:table-cell>
          <table:table-cell office:value-type="float" office:value="0.15200233459472601" table:style-name="ce2">
            <text:p>0,152002335</text:p>
          </table:table-cell>
          <table:table-cell office:value-type="float" office:value="0.11699938774108801" table:style-name="ce2">
            <text:p>0,116999388</text:p>
          </table:table-cell>
          <table:table-cell table:number-columns-repeated="16381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float" office:value="0.153002738952636" table:style-name="ce2">
            <text:p>0,153002739</text:p>
          </table:table-cell>
          <table:table-cell office:value-type="float" office:value="0.116997480392456" table:style-name="ce2">
            <text:p>0,11699748</text:p>
          </table:table-cell>
          <table:table-cell table:number-columns-repeated="16381"/>
        </table:table-row>
        <table:table-row table:number-rows-repeated="1048475" table:style-name="ro1">
          <table:table-cell table:number-columns-repeated="16384"/>
        </table:table-row>
      </table:table>
      <table:table table:name="Risultati_(MD5)" table:style-name="ta1"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est t: due campioni assumendo uguale varianza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3"/>
          <table:table-cell office:value-type="string" table:style-name="ce3">
            <text:p>Variabile 1</text:p>
          </table:table-cell>
          <table:table-cell office:value-type="string" table:style-name="ce3">
            <text:p>Variabile 2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Media</text:p>
          </table:table-cell>
          <table:table-cell office:value-type="float" office:value="0.15210495471954311" table:style-name="ce4">
            <text:p>0,152104955</text:p>
          </table:table-cell>
          <table:table-cell office:value-type="float" office:value="0.1175228166580197" table:style-name="ce4">
            <text:p>0,117522817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Varianza</text:p>
          </table:table-cell>
          <table:table-cell office:value-type="float" office:value="4.8848072574539882E-6" table:style-name="ce4">
            <text:p>4,88481E-06</text:p>
          </table:table-cell>
          <table:table-cell office:value-type="float" office:value="8.0357713563165668E-6" table:style-name="ce4">
            <text:p>8,03577E-06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Osservazioni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Varianza complessiva</text:p>
          </table:table-cell>
          <table:table-cell office:value-type="float" office:value="6.4602893068852779E-6" table:style-name="ce4">
            <text:p>6,46029E-06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Differenza ipotizzata per le medie</text:p>
          </table:table-cell>
          <table:table-cell office:value-type="float" office:value="0" table:style-name="ce4">
            <text:p>0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gdl</text:p>
          </table:table-cell>
          <table:table-cell office:value-type="float" office:value="198" table:style-name="ce4">
            <text:p>198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Stat t</text:p>
          </table:table-cell>
          <table:table-cell office:value-type="float" office:value="96.207927422270785" table:style-name="ce4">
            <text:p>96,20792742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P(T&lt;=t) una coda</text:p>
          </table:table-cell>
          <table:table-cell office:value-type="float" office:value="1.740388790956622E-168" table:style-name="ce4">
            <text:p>1,7404E-168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t critico una coda</text:p>
          </table:table-cell>
          <table:table-cell office:value-type="float" office:value="2.3453283485446179" table:style-name="ce4">
            <text:p>2,345328349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P(T&lt;=t) due code</text:p>
          </table:table-cell>
          <table:table-cell office:value-type="float" office:value="3.4807775819132439E-168" table:style-name="ce4">
            <text:p>3,4808E-168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5">
            <text:p>t critico due code</text:p>
          </table:table-cell>
          <table:table-cell office:value-type="float" office:value="2.6008872779905157" table:style-name="ce5">
            <text:p>2,600887278</text:p>
          </table:table-cell>
          <table:table-cell table:style-name="ce5"/>
          <table:table-cell table:number-columns-repeated="16381"/>
        </table:table-row>
        <table:table-row table:number-rows-repeated="1048562" table:style-name="ro1">
          <table:table-cell table:number-columns-repeated="16384"/>
        </table:table-row>
      </table:table>
      <table:table table:name="Dati_(HMAC)" table:style-name="ta1">
        <table:table-column table:style-name="co1" table:default-cell-style-name="ce1"/>
        <table:table-column table:style-name="co10" table:default-cell-style-name="ce1"/>
        <table:table-column table:style-name="co6" table:default-cell-style-name="ce1"/>
        <table:table-column table:style-name="co1" table:number-columns-repeated="16381" table:default-cell-style-name="ce1"/>
        <table:table-row table:style-name="ro1">
          <table:table-cell table:style-name="ce2"/>
          <table:table-cell office:value-type="string" table:style-name="ce2">
            <text:p>PyCryptoDome</text:p>
          </table:table-cell>
          <table:table-cell office:value-type="string" table:style-name="ce2">
            <text:p>hmac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0.32599782943725503" table:style-name="ce2">
            <text:p>0,325997829</text:p>
          </table:table-cell>
          <table:table-cell office:value-type="float" office:value="4.8000097274780197E-2" table:style-name="ce2">
            <text:p>0,048000097</text:p>
          </table:table-cell>
          <table:table-cell table:number-columns-repeated="1638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0.32399702072143499" table:style-name="ce2">
            <text:p>0,323997021</text:p>
          </table:table-cell>
          <table:table-cell office:value-type="float" office:value="4.8000812530517502E-2" table:style-name="ce2">
            <text:p>0,048000813</text:p>
          </table:table-cell>
          <table:table-cell table:number-columns-repeated="1638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0.32500052452087402" table:style-name="ce2">
            <text:p>0,325000525</text:p>
          </table:table-cell>
          <table:table-cell office:value-type="float" office:value="4.7999858856201102E-2" table:style-name="ce2">
            <text:p>0,047999859</text:p>
          </table:table-cell>
          <table:table-cell table:number-columns-repeated="1638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0.32682824134826599" table:style-name="ce2">
            <text:p>0,326828241</text:p>
          </table:table-cell>
          <table:table-cell office:value-type="float" office:value="4.7000408172607401E-2" table:style-name="ce2">
            <text:p>0,047000408</text:p>
          </table:table-cell>
          <table:table-cell table:number-columns-repeated="1638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0.32499909400939903" table:style-name="ce2">
            <text:p>0,324999094</text:p>
          </table:table-cell>
          <table:table-cell office:value-type="float" office:value="4.80005741119384E-2" table:style-name="ce2">
            <text:p>0,048000574</text:p>
          </table:table-cell>
          <table:table-cell table:number-columns-repeated="16381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0.32577967643737699" table:style-name="ce2">
            <text:p>0,325779676</text:p>
          </table:table-cell>
          <table:table-cell office:value-type="float" office:value="4.8001050949096603E-2" table:style-name="ce2">
            <text:p>0,048001051</text:p>
          </table:table-cell>
          <table:table-cell table:number-columns-repeated="1638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0.32299971580505299" table:style-name="ce2">
            <text:p>0,322999716</text:p>
          </table:table-cell>
          <table:table-cell office:value-type="float" office:value="4.7819375991821199E-2" table:style-name="ce2">
            <text:p>0,047819376</text:p>
          </table:table-cell>
          <table:table-cell table:number-columns-repeated="1638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0.32400012016296298" table:style-name="ce2">
            <text:p>0,32400012</text:p>
          </table:table-cell>
          <table:table-cell office:value-type="float" office:value="4.7999858856201102E-2" table:style-name="ce2">
            <text:p>0,047999859</text:p>
          </table:table-cell>
          <table:table-cell table:number-columns-repeated="1638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0.326807260513305" table:style-name="ce2">
            <text:p>0,326807261</text:p>
          </table:table-cell>
          <table:table-cell office:value-type="float" office:value="4.6996116638183497E-2" table:style-name="ce2">
            <text:p>0,046996117</text:p>
          </table:table-cell>
          <table:table-cell table:number-columns-repeated="1638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0.312855243682861" table:style-name="ce2">
            <text:p>0,312855244</text:p>
          </table:table-cell>
          <table:table-cell office:value-type="float" office:value="5.9772014617919901E-2" table:style-name="ce2">
            <text:p>0,059772015</text:p>
          </table:table-cell>
          <table:table-cell table:number-columns-repeated="16381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0.32600021362304599" table:style-name="ce2">
            <text:p>0,326000214</text:p>
          </table:table-cell>
          <table:table-cell office:value-type="float" office:value="4.5999765396118102E-2" table:style-name="ce2">
            <text:p>0,045999765</text:p>
          </table:table-cell>
          <table:table-cell table:number-columns-repeated="16381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0.32299995422363198" table:style-name="ce2">
            <text:p>0,322999954</text:p>
          </table:table-cell>
          <table:table-cell office:value-type="float" office:value="4.8000097274780197E-2" table:style-name="ce2">
            <text:p>0,048000097</text:p>
          </table:table-cell>
          <table:table-cell table:number-columns-repeated="16381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0.32399988174438399" table:style-name="ce2">
            <text:p>0,323999882</text:p>
          </table:table-cell>
          <table:table-cell office:value-type="float" office:value="4.80005741119384E-2" table:style-name="ce2">
            <text:p>0,048000574</text:p>
          </table:table-cell>
          <table:table-cell table:number-columns-repeated="16381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0.32599902153015098" table:style-name="ce2">
            <text:p>0,325999022</text:p>
          </table:table-cell>
          <table:table-cell office:value-type="float" office:value="4.7999858856201102E-2" table:style-name="ce2">
            <text:p>0,047999859</text:p>
          </table:table-cell>
          <table:table-cell table:number-columns-repeated="1638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0.32383799552917403" table:style-name="ce2">
            <text:p>0,323837996</text:p>
          </table:table-cell>
          <table:table-cell office:value-type="float" office:value="4.80015277862548E-2" table:style-name="ce2">
            <text:p>0,048001528</text:p>
          </table:table-cell>
          <table:table-cell table:number-columns-repeated="16381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0.325873613357543" table:style-name="ce2">
            <text:p>0,325873613</text:p>
          </table:table-cell>
          <table:table-cell office:value-type="float" office:value="4.8000335693359299E-2" table:style-name="ce2">
            <text:p>0,048000336</text:p>
          </table:table-cell>
          <table:table-cell table:number-columns-repeated="1638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0.32284474372863697" table:style-name="ce2">
            <text:p>0,322844744</text:p>
          </table:table-cell>
          <table:table-cell office:value-type="float" office:value="4.7999858856201102E-2" table:style-name="ce2">
            <text:p>0,047999859</text:p>
          </table:table-cell>
          <table:table-cell table:number-columns-repeated="1638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0.32399916648864702" table:style-name="ce2">
            <text:p>0,323999166</text:p>
          </table:table-cell>
          <table:table-cell office:value-type="float" office:value="4.80005741119384E-2" table:style-name="ce2">
            <text:p>0,048000574</text:p>
          </table:table-cell>
          <table:table-cell table:number-columns-repeated="16381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0.323000907897949" table:style-name="ce2">
            <text:p>0,323000908</text:p>
          </table:table-cell>
          <table:table-cell office:value-type="float" office:value="4.6999692916870103E-2" table:style-name="ce2">
            <text:p>0,046999693</text:p>
          </table:table-cell>
          <table:table-cell table:number-columns-repeated="16381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0.32279396057128901" table:style-name="ce2">
            <text:p>0,322793961</text:p>
          </table:table-cell>
          <table:table-cell office:value-type="float" office:value="4.7000169754028299E-2" table:style-name="ce2">
            <text:p>0,04700017</text:p>
          </table:table-cell>
          <table:table-cell table:number-columns-repeated="16381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0.323999643325805" table:style-name="ce2">
            <text:p>0,323999643</text:p>
          </table:table-cell>
          <table:table-cell office:value-type="float" office:value="4.7000169754028299E-2" table:style-name="ce2">
            <text:p>0,04700017</text:p>
          </table:table-cell>
          <table:table-cell table:number-columns-repeated="16381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float" office:value="0.32185149192809998" table:style-name="ce2">
            <text:p>0,321851492</text:p>
          </table:table-cell>
          <table:table-cell office:value-type="float" office:value="4.7000408172607401E-2" table:style-name="ce2">
            <text:p>0,047000408</text:p>
          </table:table-cell>
          <table:table-cell table:number-columns-repeated="16381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float" office:value="0.322996616363525" table:style-name="ce2">
            <text:p>0,322996616</text:p>
          </table:table-cell>
          <table:table-cell office:value-type="float" office:value="4.7000646591186503E-2" table:style-name="ce2">
            <text:p>0,047000647</text:p>
          </table:table-cell>
          <table:table-cell table:number-columns-repeated="16381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float" office:value="0.32599759101867598" table:style-name="ce2">
            <text:p>0,325997591</text:p>
          </table:table-cell>
          <table:table-cell office:value-type="float" office:value="4.7999858856201102E-2" table:style-name="ce2">
            <text:p>0,047999859</text:p>
          </table:table-cell>
          <table:table-cell table:number-columns-repeated="16381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0.32699823379516602" table:style-name="ce2">
            <text:p>0,326998234</text:p>
          </table:table-cell>
          <table:table-cell office:value-type="float" office:value="4.8000335693359299E-2" table:style-name="ce2">
            <text:p>0,048000336</text:p>
          </table:table-cell>
          <table:table-cell table:number-columns-repeated="16381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float" office:value="0.350620508193969" table:style-name="ce2">
            <text:p>0,350620508</text:p>
          </table:table-cell>
          <table:table-cell office:value-type="float" office:value="4.8001766204833901E-2" table:style-name="ce2">
            <text:p>0,048001766</text:p>
          </table:table-cell>
          <table:table-cell table:number-columns-repeated="16381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float" office:value="0.32799959182739202" table:style-name="ce2">
            <text:p>0,327999592</text:p>
          </table:table-cell>
          <table:table-cell office:value-type="float" office:value="4.7999858856201102E-2" table:style-name="ce2">
            <text:p>0,047999859</text:p>
          </table:table-cell>
          <table:table-cell table:number-columns-repeated="16381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float" office:value="0.32678151130676197" table:style-name="ce2">
            <text:p>0,326781511</text:p>
          </table:table-cell>
          <table:table-cell office:value-type="float" office:value="4.90002632141113E-2" table:style-name="ce2">
            <text:p>0,049000263</text:p>
          </table:table-cell>
          <table:table-cell table:number-columns-repeated="16381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float" office:value="0.32500147819518999" table:style-name="ce2">
            <text:p>0,325001478</text:p>
          </table:table-cell>
          <table:table-cell office:value-type="float" office:value="3.9053678512573201E-2" table:style-name="ce2">
            <text:p>0,039053679</text:p>
          </table:table-cell>
          <table:table-cell table:number-columns-repeated="16381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0.32700061798095698" table:style-name="ce2">
            <text:p>0,327000618</text:p>
          </table:table-cell>
          <table:table-cell office:value-type="float" office:value="4.7998905181884703E-2" table:style-name="ce2">
            <text:p>0,047998905</text:p>
          </table:table-cell>
          <table:table-cell table:number-columns-repeated="16381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float" office:value="0.32785487174987699" table:style-name="ce2">
            <text:p>0,327854872</text:p>
          </table:table-cell>
          <table:table-cell office:value-type="float" office:value="4.7999858856201102E-2" table:style-name="ce2">
            <text:p>0,047999859</text:p>
          </table:table-cell>
          <table:table-cell table:number-columns-repeated="16381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float" office:value="0.326001167297363" table:style-name="ce2">
            <text:p>0,326001167</text:p>
          </table:table-cell>
          <table:table-cell office:value-type="float" office:value="4.7999620437622001E-2" table:style-name="ce2">
            <text:p>0,04799962</text:p>
          </table:table-cell>
          <table:table-cell table:number-columns-repeated="16381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float" office:value="0.32681202888488697" table:style-name="ce2">
            <text:p>0,326812029</text:p>
          </table:table-cell>
          <table:table-cell office:value-type="float" office:value="4.8000097274780197E-2" table:style-name="ce2">
            <text:p>0,048000097</text:p>
          </table:table-cell>
          <table:table-cell table:number-columns-repeated="16381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float" office:value="0.32399988174438399" table:style-name="ce2">
            <text:p>0,323999882</text:p>
          </table:table-cell>
          <table:table-cell office:value-type="float" office:value="4.88181114196777E-2" table:style-name="ce2">
            <text:p>0,048818111</text:p>
          </table:table-cell>
          <table:table-cell table:number-columns-repeated="16381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0.32700037956237699" table:style-name="ce2">
            <text:p>0,32700038</text:p>
          </table:table-cell>
          <table:table-cell office:value-type="float" office:value="4.80005741119384E-2" table:style-name="ce2">
            <text:p>0,048000574</text:p>
          </table:table-cell>
          <table:table-cell table:number-columns-repeated="16381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float" office:value="0.32500028610229398" table:style-name="ce2">
            <text:p>0,325000286</text:p>
          </table:table-cell>
          <table:table-cell office:value-type="float" office:value="4.7000408172607401E-2" table:style-name="ce2">
            <text:p>0,047000408</text:p>
          </table:table-cell>
          <table:table-cell table:number-columns-repeated="16381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float" office:value="0.32600021362304599" table:style-name="ce2">
            <text:p>0,326000214</text:p>
          </table:table-cell>
          <table:table-cell office:value-type="float" office:value="4.7000169754028299E-2" table:style-name="ce2">
            <text:p>0,04700017</text:p>
          </table:table-cell>
          <table:table-cell table:number-columns-repeated="16381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float" office:value="0.32718896865844699" table:style-name="ce2">
            <text:p>0,327188969</text:p>
          </table:table-cell>
          <table:table-cell office:value-type="float" office:value="4.7999858856201102E-2" table:style-name="ce2">
            <text:p>0,047999859</text:p>
          </table:table-cell>
          <table:table-cell table:number-columns-repeated="16381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float" office:value="0.32500028610229398" table:style-name="ce2">
            <text:p>0,325000286</text:p>
          </table:table-cell>
          <table:table-cell office:value-type="float" office:value="4.90002632141113E-2" table:style-name="ce2">
            <text:p>0,049000263</text:p>
          </table:table-cell>
          <table:table-cell table:number-columns-repeated="16381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0.32800030708312899" table:style-name="ce2">
            <text:p>0,328000307</text:p>
          </table:table-cell>
          <table:table-cell office:value-type="float" office:value="5.0001144409179597E-2" table:style-name="ce2">
            <text:p>0,050001144</text:p>
          </table:table-cell>
          <table:table-cell table:number-columns-repeated="16381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float" office:value="0.327000141143798" table:style-name="ce2">
            <text:p>0,327000141</text:p>
          </table:table-cell>
          <table:table-cell office:value-type="float" office:value="4.8999547958374003E-2" table:style-name="ce2">
            <text:p>0,048999548</text:p>
          </table:table-cell>
          <table:table-cell table:number-columns-repeated="16381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float" office:value="0.3450927734375" table:style-name="ce2">
            <text:p>0,345092773</text:p>
          </table:table-cell>
          <table:table-cell office:value-type="float" office:value="5.09991645812988E-2" table:style-name="ce2">
            <text:p>0,050999165</text:p>
          </table:table-cell>
          <table:table-cell table:number-columns-repeated="16381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float" office:value="0.33291244506835899" table:style-name="ce2">
            <text:p>0,332912445</text:p>
          </table:table-cell>
          <table:table-cell office:value-type="float" office:value="4.7999858856201102E-2" table:style-name="ce2">
            <text:p>0,047999859</text:p>
          </table:table-cell>
          <table:table-cell table:number-columns-repeated="16381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float" office:value="0.336812734603881" table:style-name="ce2">
            <text:p>0,336812735</text:p>
          </table:table-cell>
          <table:table-cell office:value-type="float" office:value="4.9000024795532199E-2" table:style-name="ce2">
            <text:p>0,049000025</text:p>
          </table:table-cell>
          <table:table-cell table:number-columns-repeated="1638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0.33280158042907698" table:style-name="ce2">
            <text:p>0,33280158</text:p>
          </table:table-cell>
          <table:table-cell office:value-type="float" office:value="4.9000024795532199E-2" table:style-name="ce2">
            <text:p>0,049000025</text:p>
          </table:table-cell>
          <table:table-cell table:number-columns-repeated="16381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float" office:value="0.332999467849731" table:style-name="ce2">
            <text:p>0,332999468</text:p>
          </table:table-cell>
          <table:table-cell office:value-type="float" office:value="4.8999786376953097E-2" table:style-name="ce2">
            <text:p>0,048999786</text:p>
          </table:table-cell>
          <table:table-cell table:number-columns-repeated="16381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float" office:value="0.33100080490112299" table:style-name="ce2">
            <text:p>0,331000805</text:p>
          </table:table-cell>
          <table:table-cell office:value-type="float" office:value="4.6999931335449198E-2" table:style-name="ce2">
            <text:p>0,046999931</text:p>
          </table:table-cell>
          <table:table-cell table:number-columns-repeated="16381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float" office:value="0.32699346542358398" table:style-name="ce2">
            <text:p>0,326993465</text:p>
          </table:table-cell>
          <table:table-cell office:value-type="float" office:value="4.7999620437622001E-2" table:style-name="ce2">
            <text:p>0,04799962</text:p>
          </table:table-cell>
          <table:table-cell table:number-columns-repeated="16381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float" office:value="0.35399770736694303" table:style-name="ce2">
            <text:p>0,353997707</text:p>
          </table:table-cell>
          <table:table-cell office:value-type="float" office:value="5.0001382827758699E-2" table:style-name="ce2">
            <text:p>0,050001383</text:p>
          </table:table-cell>
          <table:table-cell table:number-columns-repeated="16381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0.34498977661132801" table:style-name="ce2">
            <text:p>0,344989777</text:p>
          </table:table-cell>
          <table:table-cell office:value-type="float" office:value="4.8003911972045898E-2" table:style-name="ce2">
            <text:p>0,048003912</text:p>
          </table:table-cell>
          <table:table-cell table:number-columns-repeated="16381"/>
        </table:table-row>
        <table:table-row table:style-name="ro1">
          <table:table-cell office:value-type="float" office:value="51" table:style-name="ce2">
            <text:p>51</text:p>
          </table:table-cell>
          <table:table-cell office:value-type="float" office:value="0.33391070365905701" table:style-name="ce2">
            <text:p>0,333910704</text:p>
          </table:table-cell>
          <table:table-cell office:value-type="float" office:value="4.8000097274780197E-2" table:style-name="ce2">
            <text:p>0,048000097</text:p>
          </table:table-cell>
          <table:table-cell table:number-columns-repeated="16381"/>
        </table:table-row>
        <table:table-row table:style-name="ro1">
          <table:table-cell office:value-type="float" office:value="52" table:style-name="ce2">
            <text:p>52</text:p>
          </table:table-cell>
          <table:table-cell office:value-type="float" office:value="0.32982659339904702" table:style-name="ce2">
            <text:p>0,329826593</text:p>
          </table:table-cell>
          <table:table-cell office:value-type="float" office:value="4.8996925354003899E-2" table:style-name="ce2">
            <text:p>0,048996925</text:p>
          </table:table-cell>
          <table:table-cell table:number-columns-repeated="16381"/>
        </table:table-row>
        <table:table-row table:style-name="ro1">
          <table:table-cell office:value-type="float" office:value="53" table:style-name="ce2">
            <text:p>53</text:p>
          </table:table-cell>
          <table:table-cell office:value-type="float" office:value="0.33500242233276301" table:style-name="ce2">
            <text:p>0,335002422</text:p>
          </table:table-cell>
          <table:table-cell office:value-type="float" office:value="3.80423069000244E-2" table:style-name="ce2">
            <text:p>0,038042307</text:p>
          </table:table-cell>
          <table:table-cell table:number-columns-repeated="16381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float" office:value="0.33499956130981401" table:style-name="ce2">
            <text:p>0,334999561</text:p>
          </table:table-cell>
          <table:table-cell office:value-type="float" office:value="5.00004291534423E-2" table:style-name="ce2">
            <text:p>0,050000429</text:p>
          </table:table-cell>
          <table:table-cell table:number-columns-repeated="16381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float" office:value="0.33988094329833901" table:style-name="ce2">
            <text:p>0,339880943</text:p>
          </table:table-cell>
          <table:table-cell office:value-type="float" office:value="4.8001050949096603E-2" table:style-name="ce2">
            <text:p>0,048001051</text:p>
          </table:table-cell>
          <table:table-cell table:number-columns-repeated="16381"/>
        </table:table-row>
        <table:table-row table:style-name="ro1">
          <table:table-cell office:value-type="float" office:value="56" table:style-name="ce2">
            <text:p>56</text:p>
          </table:table-cell>
          <table:table-cell office:value-type="float" office:value="0.36007881164550698" table:style-name="ce2">
            <text:p>0,360078812</text:p>
          </table:table-cell>
          <table:table-cell office:value-type="float" office:value="5.0002098083495997E-2" table:style-name="ce2">
            <text:p>0,050002098</text:p>
          </table:table-cell>
          <table:table-cell table:number-columns-repeated="16381"/>
        </table:table-row>
        <table:table-row table:style-name="ro1">
          <table:table-cell office:value-type="float" office:value="57" table:style-name="ce2">
            <text:p>57</text:p>
          </table:table-cell>
          <table:table-cell office:value-type="float" office:value="0.33677363395690901" table:style-name="ce2">
            <text:p>0,336773634</text:p>
          </table:table-cell>
          <table:table-cell office:value-type="float" office:value="4.7999382019042899E-2" table:style-name="ce2">
            <text:p>0,047999382</text:p>
          </table:table-cell>
          <table:table-cell table:number-columns-repeated="16381"/>
        </table:table-row>
        <table:table-row table:style-name="ro1">
          <table:table-cell office:value-type="float" office:value="58" table:style-name="ce2">
            <text:p>58</text:p>
          </table:table-cell>
          <table:table-cell office:value-type="float" office:value="0.33482837677001898" table:style-name="ce2">
            <text:p>0,334828377</text:p>
          </table:table-cell>
          <table:table-cell office:value-type="float" office:value="4.7999858856201102E-2" table:style-name="ce2">
            <text:p>0,047999859</text:p>
          </table:table-cell>
          <table:table-cell table:number-columns-repeated="16381"/>
        </table:table-row>
        <table:table-row table:style-name="ro1">
          <table:table-cell office:value-type="float" office:value="59" table:style-name="ce2">
            <text:p>59</text:p>
          </table:table-cell>
          <table:table-cell office:value-type="float" office:value="0.33799862861633301" table:style-name="ce2">
            <text:p>0,337998629</text:p>
          </table:table-cell>
          <table:table-cell office:value-type="float" office:value="4.7999382019042899E-2" table:style-name="ce2">
            <text:p>0,047999382</text:p>
          </table:table-cell>
          <table:table-cell table:number-columns-repeated="16381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float" office:value="0.33499956130981401" table:style-name="ce2">
            <text:p>0,334999561</text:p>
          </table:table-cell>
          <table:table-cell office:value-type="float" office:value="4.9001693725585903E-2" table:style-name="ce2">
            <text:p>0,049001694</text:p>
          </table:table-cell>
          <table:table-cell table:number-columns-repeated="16381"/>
        </table:table-row>
        <table:table-row table:style-name="ro1">
          <table:table-cell office:value-type="float" office:value="61" table:style-name="ce2">
            <text:p>61</text:p>
          </table:table-cell>
          <table:table-cell office:value-type="float" office:value="0.33399796485900801" table:style-name="ce2">
            <text:p>0,333997965</text:p>
          </table:table-cell>
          <table:table-cell office:value-type="float" office:value="4.8000335693359299E-2" table:style-name="ce2">
            <text:p>0,048000336</text:p>
          </table:table-cell>
          <table:table-cell table:number-columns-repeated="16381"/>
        </table:table-row>
        <table:table-row table:style-name="ro1">
          <table:table-cell office:value-type="float" office:value="62" table:style-name="ce2">
            <text:p>62</text:p>
          </table:table-cell>
          <table:table-cell office:value-type="float" office:value="0.33096528053283603" table:style-name="ce2">
            <text:p>0,330965281</text:p>
          </table:table-cell>
          <table:table-cell office:value-type="float" office:value="4.8000812530517502E-2" table:style-name="ce2">
            <text:p>0,048000813</text:p>
          </table:table-cell>
          <table:table-cell table:number-columns-repeated="16381"/>
        </table:table-row>
        <table:table-row table:style-name="ro1">
          <table:table-cell office:value-type="float" office:value="63" table:style-name="ce2">
            <text:p>63</text:p>
          </table:table-cell>
          <table:table-cell office:value-type="float" office:value="0.32946729660034102" table:style-name="ce2">
            <text:p>0,329467297</text:p>
          </table:table-cell>
          <table:table-cell office:value-type="float" office:value="4.80005741119384E-2" table:style-name="ce2">
            <text:p>0,048000574</text:p>
          </table:table-cell>
          <table:table-cell table:number-columns-repeated="16381"/>
        </table:table-row>
        <table:table-row table:style-name="ro1">
          <table:table-cell office:value-type="float" office:value="64" table:style-name="ce2">
            <text:p>64</text:p>
          </table:table-cell>
          <table:table-cell office:value-type="float" office:value="0.32675242424011203" table:style-name="ce2">
            <text:p>0,326752424</text:p>
          </table:table-cell>
          <table:table-cell office:value-type="float" office:value="4.9000024795532199E-2" table:style-name="ce2">
            <text:p>0,049000025</text:p>
          </table:table-cell>
          <table:table-cell table:number-columns-repeated="16381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float" office:value="0.32884955406188898" table:style-name="ce2">
            <text:p>0,328849554</text:p>
          </table:table-cell>
          <table:table-cell office:value-type="float" office:value="4.8000097274780197E-2" table:style-name="ce2">
            <text:p>0,048000097</text:p>
          </table:table-cell>
          <table:table-cell table:number-columns-repeated="16381"/>
        </table:table-row>
        <table:table-row table:style-name="ro1">
          <table:table-cell office:value-type="float" office:value="66" table:style-name="ce2">
            <text:p>66</text:p>
          </table:table-cell>
          <table:table-cell office:value-type="float" office:value="0.33299779891967701" table:style-name="ce2">
            <text:p>0,332997799</text:p>
          </table:table-cell>
          <table:table-cell office:value-type="float" office:value="5.1060438156127902E-2" table:style-name="ce2">
            <text:p>0,051060438</text:p>
          </table:table-cell>
          <table:table-cell table:number-columns-repeated="16381"/>
        </table:table-row>
        <table:table-row table:style-name="ro1">
          <table:table-cell office:value-type="float" office:value="67" table:style-name="ce2">
            <text:p>67</text:p>
          </table:table-cell>
          <table:table-cell office:value-type="float" office:value="0.34100365638732899" table:style-name="ce2">
            <text:p>0,341003656</text:p>
          </table:table-cell>
          <table:table-cell office:value-type="float" office:value="4.9996137619018499E-2" table:style-name="ce2">
            <text:p>0,049996138</text:p>
          </table:table-cell>
          <table:table-cell table:number-columns-repeated="16381"/>
        </table:table-row>
        <table:table-row table:style-name="ro1">
          <table:table-cell office:value-type="float" office:value="68" table:style-name="ce2">
            <text:p>68</text:p>
          </table:table-cell>
          <table:table-cell office:value-type="float" office:value="0.33384060859680098" table:style-name="ce2">
            <text:p>0,333840609</text:p>
          </table:table-cell>
          <table:table-cell office:value-type="float" office:value="4.7999858856201102E-2" table:style-name="ce2">
            <text:p>0,047999859</text:p>
          </table:table-cell>
          <table:table-cell table:number-columns-repeated="16381"/>
        </table:table-row>
        <table:table-row table:style-name="ro1">
          <table:table-cell office:value-type="float" office:value="69" table:style-name="ce2">
            <text:p>69</text:p>
          </table:table-cell>
          <table:table-cell office:value-type="float" office:value="0.32777285575866699" table:style-name="ce2">
            <text:p>0,327772856</text:p>
          </table:table-cell>
          <table:table-cell office:value-type="float" office:value="4.8000097274780197E-2" table:style-name="ce2">
            <text:p>0,048000097</text:p>
          </table:table-cell>
          <table:table-cell table:number-columns-repeated="16381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float" office:value="0.32999944686889598" table:style-name="ce2">
            <text:p>0,329999447</text:p>
          </table:table-cell>
          <table:table-cell office:value-type="float" office:value="4.8000812530517502E-2" table:style-name="ce2">
            <text:p>0,048000813</text:p>
          </table:table-cell>
          <table:table-cell table:number-columns-repeated="16381"/>
        </table:table-row>
        <table:table-row table:style-name="ro1">
          <table:table-cell office:value-type="float" office:value="71" table:style-name="ce2">
            <text:p>71</text:p>
          </table:table-cell>
          <table:table-cell office:value-type="float" office:value="0.33499670028686501" table:style-name="ce2">
            <text:p>0,3349967</text:p>
          </table:table-cell>
          <table:table-cell office:value-type="float" office:value="4.8001050949096603E-2" table:style-name="ce2">
            <text:p>0,048001051</text:p>
          </table:table-cell>
          <table:table-cell table:number-columns-repeated="16381"/>
        </table:table-row>
        <table:table-row table:style-name="ro1">
          <table:table-cell office:value-type="float" office:value="72" table:style-name="ce2">
            <text:p>72</text:p>
          </table:table-cell>
          <table:table-cell office:value-type="float" office:value="0.33500003814697199" table:style-name="ce2">
            <text:p>0,335000038</text:p>
          </table:table-cell>
          <table:table-cell office:value-type="float" office:value="4.7999858856201102E-2" table:style-name="ce2">
            <text:p>0,047999859</text:p>
          </table:table-cell>
          <table:table-cell table:number-columns-repeated="16381"/>
        </table:table-row>
        <table:table-row table:style-name="ro1">
          <table:table-cell office:value-type="float" office:value="73" table:style-name="ce2">
            <text:p>73</text:p>
          </table:table-cell>
          <table:table-cell office:value-type="float" office:value="0.32800006866455" table:style-name="ce2">
            <text:p>0,328000069</text:p>
          </table:table-cell>
          <table:table-cell office:value-type="float" office:value="4.6999692916870103E-2" table:style-name="ce2">
            <text:p>0,046999693</text:p>
          </table:table-cell>
          <table:table-cell table:number-columns-repeated="16381"/>
        </table:table-row>
        <table:table-row table:style-name="ro1">
          <table:table-cell office:value-type="float" office:value="74" table:style-name="ce2">
            <text:p>74</text:p>
          </table:table-cell>
          <table:table-cell office:value-type="float" office:value="0.33061528205871499" table:style-name="ce2">
            <text:p>0,330615282</text:p>
          </table:table-cell>
          <table:table-cell office:value-type="float" office:value="4.8000335693359299E-2" table:style-name="ce2">
            <text:p>0,048000336</text:p>
          </table:table-cell>
          <table:table-cell table:number-columns-repeated="16381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float" office:value="0.32777190208434998" table:style-name="ce2">
            <text:p>0,327771902</text:p>
          </table:table-cell>
          <table:table-cell office:value-type="float" office:value="4.6999692916870103E-2" table:style-name="ce2">
            <text:p>0,046999693</text:p>
          </table:table-cell>
          <table:table-cell table:number-columns-repeated="16381"/>
        </table:table-row>
        <table:table-row table:style-name="ro1">
          <table:table-cell office:value-type="float" office:value="76" table:style-name="ce2">
            <text:p>76</text:p>
          </table:table-cell>
          <table:table-cell office:value-type="float" office:value="0.323826074600219" table:style-name="ce2">
            <text:p>0,323826075</text:p>
          </table:table-cell>
          <table:table-cell office:value-type="float" office:value="4.7999620437622001E-2" table:style-name="ce2">
            <text:p>0,04799962</text:p>
          </table:table-cell>
          <table:table-cell table:number-columns-repeated="16381"/>
        </table:table-row>
        <table:table-row table:style-name="ro1">
          <table:table-cell office:value-type="float" office:value="77" table:style-name="ce2">
            <text:p>77</text:p>
          </table:table-cell>
          <table:table-cell office:value-type="float" office:value="0.32379460334777799" table:style-name="ce2">
            <text:p>0,323794603</text:p>
          </table:table-cell>
          <table:table-cell office:value-type="float" office:value="4.7000646591186503E-2" table:style-name="ce2">
            <text:p>0,047000647</text:p>
          </table:table-cell>
          <table:table-cell table:number-columns-repeated="16381"/>
        </table:table-row>
        <table:table-row table:style-name="ro1">
          <table:table-cell office:value-type="float" office:value="78" table:style-name="ce2">
            <text:p>78</text:p>
          </table:table-cell>
          <table:table-cell office:value-type="float" office:value="0.32599735260009699" table:style-name="ce2">
            <text:p>0,325997353</text:p>
          </table:table-cell>
          <table:table-cell office:value-type="float" office:value="4.6999931335449198E-2" table:style-name="ce2">
            <text:p>0,046999931</text:p>
          </table:table-cell>
          <table:table-cell table:number-columns-repeated="16381"/>
        </table:table-row>
        <table:table-row table:style-name="ro1">
          <table:table-cell office:value-type="float" office:value="79" table:style-name="ce2">
            <text:p>79</text:p>
          </table:table-cell>
          <table:table-cell office:value-type="float" office:value="0.32300043106079102" table:style-name="ce2">
            <text:p>0,323000431</text:p>
          </table:table-cell>
          <table:table-cell office:value-type="float" office:value="4.6999454498291002E-2" table:style-name="ce2">
            <text:p>0,046999454</text:p>
          </table:table-cell>
          <table:table-cell table:number-columns-repeated="16381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float" office:value="0.32541704177856401" table:style-name="ce2">
            <text:p>0,325417042</text:p>
          </table:table-cell>
          <table:table-cell office:value-type="float" office:value="4.6999692916870103E-2" table:style-name="ce2">
            <text:p>0,046999693</text:p>
          </table:table-cell>
          <table:table-cell table:number-columns-repeated="16381"/>
        </table:table-row>
        <table:table-row table:style-name="ro1">
          <table:table-cell office:value-type="float" office:value="81" table:style-name="ce2">
            <text:p>81</text:p>
          </table:table-cell>
          <table:table-cell office:value-type="float" office:value="0.32381439208984297" table:style-name="ce2">
            <text:p>0,323814392</text:p>
          </table:table-cell>
          <table:table-cell office:value-type="float" office:value="4.6999692916870103E-2" table:style-name="ce2">
            <text:p>0,046999693</text:p>
          </table:table-cell>
          <table:table-cell table:number-columns-repeated="16381"/>
        </table:table-row>
        <table:table-row table:style-name="ro1">
          <table:table-cell office:value-type="float" office:value="82" table:style-name="ce2">
            <text:p>82</text:p>
          </table:table-cell>
          <table:table-cell office:value-type="float" office:value="0.32482099533080999" table:style-name="ce2">
            <text:p>0,324820995</text:p>
          </table:table-cell>
          <table:table-cell office:value-type="float" office:value="4.8001050949096603E-2" table:style-name="ce2">
            <text:p>0,048001051</text:p>
          </table:table-cell>
          <table:table-cell table:number-columns-repeated="16381"/>
        </table:table-row>
        <table:table-row table:style-name="ro1">
          <table:table-cell office:value-type="float" office:value="83" table:style-name="ce2">
            <text:p>83</text:p>
          </table:table-cell>
          <table:table-cell office:value-type="float" office:value="0.32400035858154203" table:style-name="ce2">
            <text:p>0,324000359</text:p>
          </table:table-cell>
          <table:table-cell office:value-type="float" office:value="4.7000169754028299E-2" table:style-name="ce2">
            <text:p>0,04700017</text:p>
          </table:table-cell>
          <table:table-cell table:number-columns-repeated="16381"/>
        </table:table-row>
        <table:table-row table:style-name="ro1">
          <table:table-cell office:value-type="float" office:value="84" table:style-name="ce2">
            <text:p>84</text:p>
          </table:table-cell>
          <table:table-cell office:value-type="float" office:value="0.32400059700012201" table:style-name="ce2">
            <text:p>0,324000597</text:p>
          </table:table-cell>
          <table:table-cell office:value-type="float" office:value="4.7999858856201102E-2" table:style-name="ce2">
            <text:p>0,047999859</text:p>
          </table:table-cell>
          <table:table-cell table:number-columns-repeated="16381"/>
        </table:table-row>
        <table:table-row table:style-name="ro1">
          <table:table-cell office:value-type="float" office:value="85" table:style-name="ce2">
            <text:p>85</text:p>
          </table:table-cell>
          <table:table-cell office:value-type="float" office:value="0.32500028610229398" table:style-name="ce2">
            <text:p>0,325000286</text:p>
          </table:table-cell>
          <table:table-cell office:value-type="float" office:value="4.7000169754028299E-2" table:style-name="ce2">
            <text:p>0,04700017</text:p>
          </table:table-cell>
          <table:table-cell table:number-columns-repeated="16381"/>
        </table:table-row>
        <table:table-row table:style-name="ro1">
          <table:table-cell office:value-type="float" office:value="86" table:style-name="ce2">
            <text:p>86</text:p>
          </table:table-cell>
          <table:table-cell office:value-type="float" office:value="0.32479143142700101" table:style-name="ce2">
            <text:p>0,324791431</text:p>
          </table:table-cell>
          <table:table-cell office:value-type="float" office:value="4.6999692916870103E-2" table:style-name="ce2">
            <text:p>0,046999693</text:p>
          </table:table-cell>
          <table:table-cell table:number-columns-repeated="16381"/>
        </table:table-row>
        <table:table-row table:style-name="ro1">
          <table:table-cell office:value-type="float" office:value="87" table:style-name="ce2">
            <text:p>87</text:p>
          </table:table-cell>
          <table:table-cell office:value-type="float" office:value="0.32593560218811002" table:style-name="ce2">
            <text:p>0,325935602</text:p>
          </table:table-cell>
          <table:table-cell office:value-type="float" office:value="4.8000335693359299E-2" table:style-name="ce2">
            <text:p>0,048000336</text:p>
          </table:table-cell>
          <table:table-cell table:number-columns-repeated="16381"/>
        </table:table-row>
        <table:table-row table:style-name="ro1">
          <table:table-cell office:value-type="float" office:value="88" table:style-name="ce2">
            <text:p>88</text:p>
          </table:table-cell>
          <table:table-cell office:value-type="float" office:value="0.32399702072143499" table:style-name="ce2">
            <text:p>0,323997021</text:p>
          </table:table-cell>
          <table:table-cell office:value-type="float" office:value="4.7896623611450098E-2" table:style-name="ce2">
            <text:p>0,047896624</text:p>
          </table:table-cell>
          <table:table-cell table:number-columns-repeated="16381"/>
        </table:table-row>
        <table:table-row table:style-name="ro1">
          <table:table-cell office:value-type="float" office:value="89" table:style-name="ce2">
            <text:p>89</text:p>
          </table:table-cell>
          <table:table-cell office:value-type="float" office:value="0.32400035858154203" table:style-name="ce2">
            <text:p>0,324000359</text:p>
          </table:table-cell>
          <table:table-cell office:value-type="float" office:value="4.8000097274780197E-2" table:style-name="ce2">
            <text:p>0,048000097</text:p>
          </table:table-cell>
          <table:table-cell table:number-columns-repeated="16381"/>
        </table:table-row>
        <table:table-row table:style-name="ro1">
          <table:table-cell office:value-type="float" office:value="90" table:style-name="ce2">
            <text:p>90</text:p>
          </table:table-cell>
          <table:table-cell office:value-type="float" office:value="0.325442314147949" table:style-name="ce2">
            <text:p>0,325442314</text:p>
          </table:table-cell>
          <table:table-cell office:value-type="float" office:value="4.8000097274780197E-2" table:style-name="ce2">
            <text:p>0,048000097</text:p>
          </table:table-cell>
          <table:table-cell table:number-columns-repeated="16381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float" office:value="0.32373905181884699" table:style-name="ce2">
            <text:p>0,323739052</text:p>
          </table:table-cell>
          <table:table-cell office:value-type="float" office:value="4.8000097274780197E-2" table:style-name="ce2">
            <text:p>0,048000097</text:p>
          </table:table-cell>
          <table:table-cell table:number-columns-repeated="16381"/>
        </table:table-row>
        <table:table-row table:style-name="ro1">
          <table:table-cell office:value-type="float" office:value="92" table:style-name="ce2">
            <text:p>92</text:p>
          </table:table-cell>
          <table:table-cell office:value-type="float" office:value="0.32684087753295898" table:style-name="ce2">
            <text:p>0,326840878</text:p>
          </table:table-cell>
          <table:table-cell office:value-type="float" office:value="4.8000097274780197E-2" table:style-name="ce2">
            <text:p>0,048000097</text:p>
          </table:table-cell>
          <table:table-cell table:number-columns-repeated="16381"/>
        </table:table-row>
        <table:table-row table:style-name="ro1">
          <table:table-cell office:value-type="float" office:value="93" table:style-name="ce2">
            <text:p>93</text:p>
          </table:table-cell>
          <table:table-cell office:value-type="float" office:value="0.32600021362304599" table:style-name="ce2">
            <text:p>0,326000214</text:p>
          </table:table-cell>
          <table:table-cell office:value-type="float" office:value="4.6999692916870103E-2" table:style-name="ce2">
            <text:p>0,046999693</text:p>
          </table:table-cell>
          <table:table-cell table:number-columns-repeated="16381"/>
        </table:table-row>
        <table:table-row table:style-name="ro1">
          <table:table-cell office:value-type="float" office:value="94" table:style-name="ce2">
            <text:p>94</text:p>
          </table:table-cell>
          <table:table-cell office:value-type="float" office:value="0.32500004768371499" table:style-name="ce2">
            <text:p>0,325000048</text:p>
          </table:table-cell>
          <table:table-cell office:value-type="float" office:value="4.7999143600463798E-2" table:style-name="ce2">
            <text:p>0,047999144</text:p>
          </table:table-cell>
          <table:table-cell table:number-columns-repeated="16381"/>
        </table:table-row>
        <table:table-row table:style-name="ro1">
          <table:table-cell office:value-type="float" office:value="95" table:style-name="ce2">
            <text:p>95</text:p>
          </table:table-cell>
          <table:table-cell office:value-type="float" office:value="0.32499885559081998" table:style-name="ce2">
            <text:p>0,324998856</text:p>
          </table:table-cell>
          <table:table-cell office:value-type="float" office:value="4.8000812530517502E-2" table:style-name="ce2">
            <text:p>0,048000813</text:p>
          </table:table-cell>
          <table:table-cell table:number-columns-repeated="16381"/>
        </table:table-row>
        <table:table-row table:style-name="ro1">
          <table:table-cell office:value-type="float" office:value="96" table:style-name="ce2">
            <text:p>96</text:p>
          </table:table-cell>
          <table:table-cell office:value-type="float" office:value="0.323999643325805" table:style-name="ce2">
            <text:p>0,323999643</text:p>
          </table:table-cell>
          <table:table-cell office:value-type="float" office:value="4.7999858856201102E-2" table:style-name="ce2">
            <text:p>0,047999859</text:p>
          </table:table-cell>
          <table:table-cell table:number-columns-repeated="16381"/>
        </table:table-row>
        <table:table-row table:style-name="ro1">
          <table:table-cell office:value-type="float" office:value="97" table:style-name="ce2">
            <text:p>97</text:p>
          </table:table-cell>
          <table:table-cell office:value-type="float" office:value="0.32644677162170399" table:style-name="ce2">
            <text:p>0,326446772</text:p>
          </table:table-cell>
          <table:table-cell office:value-type="float" office:value="4.79984283447265E-2" table:style-name="ce2">
            <text:p>0,047998428</text:p>
          </table:table-cell>
          <table:table-cell table:number-columns-repeated="16381"/>
        </table:table-row>
        <table:table-row table:style-name="ro1">
          <table:table-cell office:value-type="float" office:value="98" table:style-name="ce2">
            <text:p>98</text:p>
          </table:table-cell>
          <table:table-cell office:value-type="float" office:value="0.32383823394775302" table:style-name="ce2">
            <text:p>0,323838234</text:p>
          </table:table-cell>
          <table:table-cell office:value-type="float" office:value="4.8000335693359299E-2" table:style-name="ce2">
            <text:p>0,048000336</text:p>
          </table:table-cell>
          <table:table-cell table:number-columns-repeated="16381"/>
        </table:table-row>
        <table:table-row table:style-name="ro1">
          <table:table-cell office:value-type="float" office:value="99" table:style-name="ce2">
            <text:p>99</text:p>
          </table:table-cell>
          <table:table-cell office:value-type="float" office:value="0.32599496841430597" table:style-name="ce2">
            <text:p>0,325994968</text:p>
          </table:table-cell>
          <table:table-cell office:value-type="float" office:value="4.7000169754028299E-2" table:style-name="ce2">
            <text:p>0,04700017</text:p>
          </table:table-cell>
          <table:table-cell table:number-columns-repeated="16381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float" office:value="0.32500028610229398" table:style-name="ce2">
            <text:p>0,325000286</text:p>
          </table:table-cell>
          <table:table-cell office:value-type="float" office:value="4.6999931335449198E-2" table:style-name="ce2">
            <text:p>0,046999931</text:p>
          </table:table-cell>
          <table:table-cell table:number-columns-repeated="16381"/>
        </table:table-row>
        <table:table-row table:number-rows-repeated="1048475" table:style-name="ro1">
          <table:table-cell table:number-columns-repeated="16384"/>
        </table:table-row>
      </table:table>
      <table:table table:name="Risultati_(HMAC)" table:style-name="ta1">
        <table:table-column table:style-name="co11" table:default-cell-style-name="ce1"/>
        <table:table-column table:style-name="co5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est t: due campioni assumendo uguale varianza</text:p>
          </table:table-cell>
          <table:table-cell table:number-columns-repeated="16383" table:style-name="ce1"/>
        </table:table-row>
        <table:table-row table:style-name="ro3">
          <table:table-cell table:number-columns-repeated="16384" table:style-name="ce1"/>
        </table:table-row>
        <table:table-row table:style-name="ro1">
          <table:table-cell table:style-name="ce7"/>
          <table:table-cell office:value-type="string" table:style-name="ce7">
            <text:p>Variabile 1</text:p>
          </table:table-cell>
          <table:table-cell office:value-type="string" table:style-name="ce7">
            <text:p>Variabile 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dia</text:p>
          </table:table-cell>
          <table:table-cell office:value-type="float" office:value="0.3285734868049619" table:style-name="ce1">
            <text:p>0,328573487</text:p>
          </table:table-cell>
          <table:table-cell office:value-type="float" office:value="4.793470621109007E-2" table:style-name="ce1">
            <text:p>0,04793470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arianza</text:p>
          </table:table-cell>
          <table:table-cell office:value-type="float" office:value="4.8147047681650178E-5" table:style-name="ce1">
            <text:p>4,8147E-05</text:p>
          </table:table-cell>
          <table:table-cell office:value-type="float" office:value="3.9639354449293625E-6" table:style-name="ce1">
            <text:p>3,96394E-0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sservazioni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arianza complessiva</text:p>
          </table:table-cell>
          <table:table-cell office:value-type="float" office:value="2.6055491563289771E-5" table:style-name="ce1">
            <text:p>2,60555E-0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ifferenza ipotizzata per le medie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dl</text:p>
          </table:table-cell>
          <table:table-cell office:value-type="float" office:value="198" table:style-name="ce1">
            <text:p>19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tat t</text:p>
          </table:table-cell>
          <table:table-cell office:value-type="float" office:value="388.76132290819362" table:style-name="ce1">
            <text:p>388,761322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(T&lt;=t) una coda</text:p>
          </table:table-cell>
          <table:table-cell office:value-type="float" office:value="1.0200697225707357E-287" table:style-name="ce1">
            <text:p>1,0201E-28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 critico una coda</text:p>
          </table:table-cell>
          <table:table-cell office:value-type="float" office:value="2.3453283485446179" table:style-name="ce1">
            <text:p>2,34532834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(T&lt;=t) due code</text:p>
          </table:table-cell>
          <table:table-cell office:value-type="float" office:value="2.0401394451414713E-287" table:style-name="ce1">
            <text:p>2,0401E-287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6">
            <text:p>t critico due code</text:p>
          </table:table-cell>
          <table:table-cell office:value-type="float" office:value="2.6008872779905157" table:style-name="ce6">
            <text:p>2,600887278</text:p>
          </table:table-cell>
          <table:table-cell table:style-name="ce6"/>
          <table:table-cell table:number-columns-repeated="16381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924</meta:generator>
    <meta:initial-creator>Michele M</meta:initial-creator>
    <dc:creator>Michele M</dc:creator>
    <meta:creation-date>2023-11-13T09:25:12Z</meta:creation-date>
    <dc:date>2023-11-21T11:00:15Z</dc:date>
    <meta:editing-cycles>2</meta:editing-cycles>
    <meta:editing-duration>PT0S</meta:editing-duration>
  </office:meta>
</office:document-meta>
</file>